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2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60"/>
    <style:style style:name="ce2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7.9602in" svg:height="4.6764in" svg:x="8.0398in" svg:y="0.385in">
            <draw:object draw:notify-on-update-of-ranges="Sheet1.A3:Sheet1.A103 Sheet1.D2:Sheet1.D2 Sheet1.D3:Sheet1.D103 Sheet1.A3:Sheet1.A103 Sheet1.E2:Sheet1.E2 Sheet1.E3:Sheet1.E10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7.9602in" svg:height="5.2874in" svg:x="8.0071in" svg:y="5.552in">
            <draw:object draw:notify-on-update-of-ranges="Sheet1.F2:Sheet1.F2 Sheet1.F3:Sheet1.F103 Sheet1.A3:Sheet1.A103 Sheet1.G2:Sheet1.G2 Sheet1.G3:Sheet1.G103 Sheet1.A3:Sheet1.A103 Sheet1.A3:Sheet1.A103 Sheet1.H2:Sheet1.H2 Sheet1.H3:Sheet1.H10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office:value-type="string">
            <text:p>Time step <text:s/>99</text:p>
          </table:table-cell>
          <table:table-cell office:value-type="string">
            <text:p>Time=5000 seconds</text:p>
          </table:table-cell>
          <table:table-cell table:number-columns-repeated="19"/>
        </table:table-row>
        <table:table-row table:style-name="ro2">
          <table:table-cell office:value-type="string">
            <text:p>Node</text:p>
          </table:table-cell>
          <table:table-cell office:value-type="string">
            <text:p>Aq</text:p>
          </table:table-cell>
          <table:table-cell office:value-type="string">
            <text:p>pH</text:p>
          </table:table-cell>
          <table:table-cell office:value-type="string">
            <text:p>Calcite</text:p>
          </table:table-cell>
          <table:table-cell office:value-type="string">
            <text:p>Dolomite</text:p>
          </table:table-cell>
          <table:table-cell office:value-type="string">
            <text:p>Ca</text:p>
          </table:table-cell>
          <table:table-cell office:value-type="string">
            <text:p>Mg</text:p>
          </table:table-cell>
          <table:table-cell office:value-type="string">
            <text:p>Cl</text:p>
          </table:table-cell>
          <table:table-cell table:number-columns-repeated="5"/>
          <table:table-cell table:style-name="ce2" table:number-columns-repeated="2"/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.366">
            <text:p>55.366</text:p>
          </table:table-cell>
          <table:table-cell office:value-type="float" office:value="5.18718">
            <text:p>5.18718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01">
            <text:p>1.00E-007</text:p>
          </table:table-cell>
          <table:table-cell office:value-type="float" office:value="0.008">
            <text:p>0.008</text:p>
          </table:table-cell>
          <table:table-cell office:value-type="float" office:value="0.016">
            <text:p>0.016</text:p>
          </table:table-cell>
          <table:table-cell table:number-columns-repeated="3"/>
          <table:table-cell table:style-name="ce2"/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.366">
            <text:p>55.366</text:p>
          </table:table-cell>
          <table:table-cell office:value-type="float" office:value="5.18761">
            <text:p>5.18761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010729">
            <text:p>1.07E-007</text:p>
          </table:table-cell>
          <table:table-cell office:value-type="float" office:value="0.00799979">
            <text:p>0.00799979</text:p>
          </table:table-cell>
          <table:table-cell office:value-type="float" office:value="0.0159996">
            <text:p>0.0159996</text:p>
          </table:table-cell>
          <table:table-cell table:number-columns-repeated="3"/>
          <table:table-cell table:style-name="ce2"/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366">
            <text:p>55.366</text:p>
          </table:table-cell>
          <table:table-cell office:value-type="float" office:value="5.19282">
            <text:p>5.19282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0191929">
            <text:p>1.92E-007</text:p>
          </table:table-cell>
          <table:table-cell office:value-type="float" office:value="0.00799743">
            <text:p>0.00799743</text:p>
          </table:table-cell>
          <table:table-cell office:value-type="float" office:value="0.0159949">
            <text:p>0.0159949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5.3659">
            <text:p>55.3659</text:p>
          </table:table-cell>
          <table:table-cell office:value-type="float" office:value="5.22457">
            <text:p>5.22457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0688196">
            <text:p>6.88E-007</text:p>
          </table:table-cell>
          <table:table-cell office:value-type="float" office:value="0.00798451">
            <text:p>0.00798451</text:p>
          </table:table-cell>
          <table:table-cell office:value-type="float" office:value="0.0159689">
            <text:p>0.0159689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5.3658">
            <text:p>55.3658</text:p>
          </table:table-cell>
          <table:table-cell office:value-type="float" office:value="5.35565">
            <text:p>5.35565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266897">
            <text:p>2.67E-006</text:p>
          </table:table-cell>
          <table:table-cell office:value-type="float" office:value="0.00793774">
            <text:p>0.00793774</text:p>
          </table:table-cell>
          <table:table-cell office:value-type="float" office:value="0.0158746">
            <text:p>0.0158746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.3654">
            <text:p>55.3654</text:p>
          </table:table-cell>
          <table:table-cell office:value-type="float" office:value="5.71003">
            <text:p>5.71003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882755">
            <text:p>8.83E-006</text:p>
          </table:table-cell>
          <table:table-cell office:value-type="float" office:value="0.00781243">
            <text:p>0.00781243</text:p>
          </table:table-cell>
          <table:table-cell office:value-type="float" office:value="0.0156206">
            <text:p>0.0156206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.3646">
            <text:p>55.3646</text:p>
          </table:table-cell>
          <table:table-cell office:value-type="float" office:value="6.28113">
            <text:p>6.28113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251403">
            <text:p>2.51E-005</text:p>
          </table:table-cell>
          <table:table-cell office:value-type="float" office:value="0.00754795">
            <text:p>0.00754795</text:p>
          </table:table-cell>
          <table:table-cell office:value-type="float" office:value="0.0150788">
            <text:p>0.0150788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.3632">
            <text:p>55.3632</text:p>
          </table:table-cell>
          <table:table-cell office:value-type="float" office:value="7.62682">
            <text:p>7.62682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647539">
            <text:p>6.48E-005</text:p>
          </table:table-cell>
          <table:table-cell office:value-type="float" office:value="0.00709278">
            <text:p>0.00709278</text:p>
          </table:table-cell>
          <table:table-cell office:value-type="float" office:value="0.0141255">
            <text:p>0.0141255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.3612">
            <text:p>55.3612</text:p>
          </table:table-cell>
          <table:table-cell office:value-type="float" office:value="9.06409">
            <text:p>9.06409</text:p>
          </table:table-cell>
          <table:table-cell office:value-type="float" office:value="0">
            <text:p>0</text:p>
          </table:table-cell>
          <table:table-cell table:style-name="ce1" office:value-type="float" office:value="0.0000243624">
            <text:p>2.44E-005</text:p>
          </table:table-cell>
          <table:table-cell office:value-type="float" office:value="0.000125035">
            <text:p>0.000125035</text:p>
          </table:table-cell>
          <table:table-cell office:value-type="float" office:value="0.00641316">
            <text:p>0.00641316</text:p>
          </table:table-cell>
          <table:table-cell office:value-type="float" office:value="0.0127032">
            <text:p>0.0127032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5.3585">
            <text:p>55.3585</text:p>
          </table:table-cell>
          <table:table-cell office:value-type="float" office:value="9.05751">
            <text:p>9.05751</text:p>
          </table:table-cell>
          <table:table-cell office:value-type="float" office:value="0">
            <text:p>0</text:p>
          </table:table-cell>
          <table:table-cell table:style-name="ce1" office:value-type="float" office:value="0.0000499333">
            <text:p>4.99E-005</text:p>
          </table:table-cell>
          <table:table-cell office:value-type="float" office:value="0.000141">
            <text:p>0.000141</text:p>
          </table:table-cell>
          <table:table-cell office:value-type="float" office:value="0.00547043">
            <text:p>0.00547043</text:p>
          </table:table-cell>
          <table:table-cell office:value-type="float" office:value="0.0108661">
            <text:p>0.0108661</text:p>
          </table:table-cell>
          <table:table-cell table:number-columns-repeated="1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5.3553">
            <text:p>55.3553</text:p>
          </table:table-cell>
          <table:table-cell office:value-type="float" office:value="9.05462">
            <text:p>9.05462</text:p>
          </table:table-cell>
          <table:table-cell office:value-type="float" office:value="0">
            <text:p>0</text:p>
          </table:table-cell>
          <table:table-cell table:style-name="ce1" office:value-type="float" office:value="0.0000496263">
            <text:p>4.96E-005</text:p>
          </table:table-cell>
          <table:table-cell office:value-type="float" office:value="0.000161972">
            <text:p>0.000161972</text:p>
          </table:table-cell>
          <table:table-cell office:value-type="float" office:value="0.00439754">
            <text:p>0.00439754</text:p>
          </table:table-cell>
          <table:table-cell office:value-type="float" office:value="0.00877945">
            <text:p>0.00877945</text:p>
          </table:table-cell>
          <table:table-cell table:number-columns-repeated="1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5.3521">
            <text:p>55.3521</text:p>
          </table:table-cell>
          <table:table-cell office:value-type="float" office:value="9.05976">
            <text:p>9.05976</text:p>
          </table:table-cell>
          <table:table-cell office:value-type="float" office:value="0">
            <text:p>0</text:p>
          </table:table-cell>
          <table:table-cell table:style-name="ce1" office:value-type="float" office:value="0.0000492847">
            <text:p>4.93E-005</text:p>
          </table:table-cell>
          <table:table-cell office:value-type="float" office:value="0.0001874">
            <text:p>0.0001874</text:p>
          </table:table-cell>
          <table:table-cell office:value-type="float" office:value="0.00330931">
            <text:p>0.00330931</text:p>
          </table:table-cell>
          <table:table-cell office:value-type="float" office:value="0.00666963">
            <text:p>0.00666963</text:p>
          </table:table-cell>
          <table:table-cell table:number-columns-repeated="1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5.3493">
            <text:p>55.3493</text:p>
          </table:table-cell>
          <table:table-cell office:value-type="float" office:value="9.07755">
            <text:p>9.07755</text:p>
          </table:table-cell>
          <table:table-cell office:value-type="float" office:value="0">
            <text:p>0</text:p>
          </table:table-cell>
          <table:table-cell table:style-name="ce1" office:value-type="float" office:value="0.0000488503">
            <text:p>4.89E-005</text:p>
          </table:table-cell>
          <table:table-cell office:value-type="float" office:value="0.000216449">
            <text:p>0.000216449</text:p>
          </table:table-cell>
          <table:table-cell office:value-type="float" office:value="0.002315">
            <text:p>0.002315</text:p>
          </table:table-cell>
          <table:table-cell office:value-type="float" office:value="0.00475161">
            <text:p>0.00475161</text:p>
          </table:table-cell>
          <table:table-cell table:number-columns-repeated="1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5.3469">
            <text:p>55.3469</text:p>
          </table:table-cell>
          <table:table-cell office:value-type="float" office:value="9.11305">
            <text:p>9.11305</text:p>
          </table:table-cell>
          <table:table-cell office:value-type="float" office:value="0">
            <text:p>0</text:p>
          </table:table-cell>
          <table:table-cell table:style-name="ce1" office:value-type="float" office:value="0.0000483236">
            <text:p>4.83E-005</text:p>
          </table:table-cell>
          <table:table-cell office:value-type="float" office:value="0.000248552">
            <text:p>0.000248552</text:p>
          </table:table-cell>
          <table:table-cell office:value-type="float" office:value="0.00148884">
            <text:p>0.00148884</text:p>
          </table:table-cell>
          <table:table-cell office:value-type="float" office:value="0.00317102">
            <text:p>0.00317102</text:p>
          </table:table-cell>
          <table:table-cell table:number-columns-repeated="1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.3451">
            <text:p>55.3451</text:p>
          </table:table-cell>
          <table:table-cell office:value-type="float" office:value="9.1733">
            <text:p>9.1733</text:p>
          </table:table-cell>
          <table:table-cell office:value-type="float" office:value="0">
            <text:p>0</text:p>
          </table:table-cell>
          <table:table-cell table:style-name="ce1" office:value-type="float" office:value="0.0000473785">
            <text:p>4.74E-005</text:p>
          </table:table-cell>
          <table:table-cell office:value-type="float" office:value="0.000283775">
            <text:p>0.000283775</text:p>
          </table:table-cell>
          <table:table-cell office:value-type="float" office:value="0.000859092">
            <text:p>0.000859092</text:p>
          </table:table-cell>
          <table:table-cell office:value-type="float" office:value="0.0019822">
            <text:p>0.0019822</text:p>
          </table:table-cell>
          <table:table-cell/>
          <table:table-cell table:style-name="ce2"/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.3439">
            <text:p>55.3439</text:p>
          </table:table-cell>
          <table:table-cell office:value-type="float" office:value="9.26043">
            <text:p>9.26043</text:p>
          </table:table-cell>
          <table:table-cell table:style-name="ce1" office:value-type="float" office:value="0.0000933439">
            <text:p>9.33E-005</text:p>
          </table:table-cell>
          <table:table-cell office:value-type="float" office:value="0">
            <text:p>0</text:p>
          </table:table-cell>
          <table:table-cell office:value-type="float" office:value="0.000233297">
            <text:p>0.000233297</text:p>
          </table:table-cell>
          <table:table-cell office:value-type="float" office:value="0.000503425">
            <text:p>0.000503425</text:p>
          </table:table-cell>
          <table:table-cell office:value-type="float" office:value="0.00116135">
            <text:p>0.00116135</text:p>
          </table:table-cell>
          <table:table-cell/>
          <table:table-cell table:style-name="ce2"/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.3431">
            <text:p>55.3431</text:p>
          </table:table-cell>
          <table:table-cell office:value-type="float" office:value="9.31274">
            <text:p>9.31274</text:p>
          </table:table-cell>
          <table:table-cell table:style-name="ce1" office:value-type="float" office:value="0.0000933913">
            <text:p>9.34E-005</text:p>
          </table:table-cell>
          <table:table-cell office:value-type="float" office:value="0">
            <text:p>0</text:p>
          </table:table-cell>
          <table:table-cell office:value-type="float" office:value="0.000196451">
            <text:p>0.000196451</text:p>
          </table:table-cell>
          <table:table-cell office:value-type="float" office:value="0.000280074">
            <text:p>0.000280074</text:p>
          </table:table-cell>
          <table:table-cell office:value-type="float" office:value="0.00063844">
            <text:p>0.00063844</text:p>
          </table:table-cell>
          <table:table-cell/>
          <table:table-cell table:style-name="ce2"/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.3427">
            <text:p>55.3427</text:p>
          </table:table-cell>
          <table:table-cell office:value-type="float" office:value="9.34339">
            <text:p>9.34339</text:p>
          </table:table-cell>
          <table:table-cell table:style-name="ce1" office:value-type="float" office:value="0.0000935056">
            <text:p>9.35E-005</text:p>
          </table:table-cell>
          <table:table-cell office:value-type="float" office:value="0">
            <text:p>0</text:p>
          </table:table-cell>
          <table:table-cell office:value-type="float" office:value="0.000176489">
            <text:p>0.000176489</text:p>
          </table:table-cell>
          <table:table-cell office:value-type="float" office:value="0.000145776">
            <text:p>0.000145776</text:p>
          </table:table-cell>
          <table:table-cell office:value-type="float" office:value="0.000329777">
            <text:p>0.00032977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.3424">
            <text:p>55.3424</text:p>
          </table:table-cell>
          <table:table-cell office:value-type="float" office:value="9.36001">
            <text:p>9.36001</text:p>
          </table:table-cell>
          <table:table-cell table:style-name="ce1" office:value-type="float" office:value="0.0000935799">
            <text:p>9.36E-005</text:p>
          </table:table-cell>
          <table:table-cell office:value-type="float" office:value="0">
            <text:p>0</text:p>
          </table:table-cell>
          <table:table-cell office:value-type="float" office:value="0.000165913">
            <text:p>0.000165913</text:p>
          </table:table-cell>
          <table:table-cell table:style-name="ce1" office:value-type="float" office:value="0.0000713356">
            <text:p>7.13E-005</text:p>
          </table:table-cell>
          <table:table-cell office:value-type="float" office:value="0.000160314">
            <text:p>0.000160314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5.3423">
            <text:p>55.3423</text:p>
          </table:table-cell>
          <table:table-cell office:value-type="float" office:value="9.36816">
            <text:p>9.36816</text:p>
          </table:table-cell>
          <table:table-cell table:style-name="ce1" office:value-type="float" office:value="0.000093629">
            <text:p>9.36E-005</text:p>
          </table:table-cell>
          <table:table-cell office:value-type="float" office:value="0">
            <text:p>0</text:p>
          </table:table-cell>
          <table:table-cell office:value-type="float" office:value="0.000160622">
            <text:p>0.000160622</text:p>
          </table:table-cell>
          <table:table-cell table:style-name="ce1" office:value-type="float" office:value="0.0000329032">
            <text:p>3.29E-005</text:p>
          </table:table-cell>
          <table:table-cell table:style-name="ce1" office:value-type="float" office:value="0.0000734912">
            <text:p>7.35E-005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5.3422">
            <text:p>55.3422</text:p>
          </table:table-cell>
          <table:table-cell office:value-type="float" office:value="9.37186">
            <text:p>9.37186</text:p>
          </table:table-cell>
          <table:table-cell table:style-name="ce1" office:value-type="float" office:value="0.0000936402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8154">
            <text:p>0.000158154</text:p>
          </table:table-cell>
          <table:table-cell table:style-name="ce1" office:value-type="float" office:value="0.0000143452">
            <text:p>1.43E-005</text:p>
          </table:table-cell>
          <table:table-cell table:style-name="ce1" office:value-type="float" office:value="0.0000318566">
            <text:p>3.19E-005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5.3422">
            <text:p>55.3422</text:p>
          </table:table-cell>
          <table:table-cell office:value-type="float" office:value="9.37341">
            <text:p>9.37341</text:p>
          </table:table-cell>
          <table:table-cell table:style-name="ce1" office:value-type="float" office:value="0.0000936477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7065">
            <text:p>0.000157065</text:p>
          </table:table-cell>
          <table:table-cell table:style-name="ce1" office:value-type="float" office:value="0.00000594267">
            <text:p>5.94E-006</text:p>
          </table:table-cell>
          <table:table-cell table:style-name="ce1" office:value-type="float" office:value="0.000013121">
            <text:p>1.31E-005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5.3422">
            <text:p>55.3422</text:p>
          </table:table-cell>
          <table:table-cell office:value-type="float" office:value="9.37403">
            <text:p>9.37403</text:p>
          </table:table-cell>
          <table:table-cell table:style-name="ce1" office:value-type="float" office:value="0.000093645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623">
            <text:p>0.000156623</text:p>
          </table:table-cell>
          <table:table-cell table:style-name="ce1" office:value-type="float" office:value="0.00000236663">
            <text:p>2.37E-006</text:p>
          </table:table-cell>
          <table:table-cell table:style-name="ce1" office:value-type="float" office:value="0.00000519063">
            <text:p>5.19E-006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5.3422">
            <text:p>55.3422</text:p>
          </table:table-cell>
          <table:table-cell office:value-type="float" office:value="9.37427">
            <text:p>9.37427</text:p>
          </table:table-cell>
          <table:table-cell table:style-name="ce1" office:value-type="float" office:value="0.0000936448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452">
            <text:p>0.000156452</text:p>
          </table:table-cell>
          <table:table-cell table:style-name="ce1" office:value-type="float" office:value="0.000000932869">
            <text:p>9.33E-007</text:p>
          </table:table-cell>
          <table:table-cell table:style-name="ce1" office:value-type="float" office:value="0.00000202648">
            <text:p>2.03E-006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5.3422">
            <text:p>55.3422</text:p>
          </table:table-cell>
          <table:table-cell office:value-type="float" office:value="9.37435">
            <text:p>9.37435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87">
            <text:p>0.000156387</text:p>
          </table:table-cell>
          <table:table-cell table:style-name="ce1" office:value-type="float" office:value="0.000000390245">
            <text:p>3.90E-007</text:p>
          </table:table-cell>
          <table:table-cell table:style-name="ce1" office:value-type="float" office:value="0.000000834191">
            <text:p>8.34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23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71">
            <text:p>0.000156371</text:p>
          </table:table-cell>
          <table:table-cell table:style-name="ce1" office:value-type="float" office:value="0.000000196045">
            <text:p>1.96E-007</text:p>
          </table:table-cell>
          <table:table-cell table:style-name="ce1" office:value-type="float" office:value="0.000000409162">
            <text:p>4.09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589">
            <text:p>9.37E-005</text:p>
          </table:table-cell>
          <table:table-cell office:value-type="float" office:value="0">
            <text:p>0</text:p>
          </table:table-cell>
          <table:table-cell office:value-type="float" office:value="0.000156359">
            <text:p>0.000156359</text:p>
          </table:table-cell>
          <table:table-cell table:style-name="ce1" office:value-type="float" office:value="0.000000130214">
            <text:p>1.30E-007</text:p>
          </table:table-cell>
          <table:table-cell table:style-name="ce1" office:value-type="float" office:value="0.000000265597">
            <text:p>2.66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78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5">
            <text:p>0.000156355</text:p>
          </table:table-cell>
          <table:table-cell table:style-name="ce1" office:value-type="float" office:value="0.000000109045">
            <text:p>1.09E-007</text:p>
          </table:table-cell>
          <table:table-cell table:style-name="ce1" office:value-type="float" office:value="0.000000219583">
            <text:p>2.2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2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0258">
            <text:p>1.03E-007</text:p>
          </table:table-cell>
          <table:table-cell table:style-name="ce1" office:value-type="float" office:value="0.00000020557">
            <text:p>2.06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00701">
            <text:p>1.01E-007</text:p>
          </table:table-cell>
          <table:table-cell table:style-name="ce1" office:value-type="float" office:value="0.000000201511">
            <text:p>2.02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00182">
            <text:p>1.00E-007</text:p>
          </table:table-cell>
          <table:table-cell table:style-name="ce1" office:value-type="float" office:value="0.000000200391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00045">
            <text:p>1.00E-007</text:p>
          </table:table-cell>
          <table:table-cell table:style-name="ce1" office:value-type="float" office:value="0.000000200097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00011">
            <text:p>1.00E-007</text:p>
          </table:table-cell>
          <table:table-cell table:style-name="ce1" office:value-type="float" office:value="0.000000200023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00002">
            <text:p>1.00E-007</text:p>
          </table:table-cell>
          <table:table-cell table:style-name="ce1" office:value-type="float" office:value="0.000000200005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00001">
            <text:p>1.00E-007</text:p>
          </table:table-cell>
          <table:table-cell table:style-name="ce1" office:value-type="float" office:value="0.000000200001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  <table:table-cell table:number-columns-repeated="13"/>
        </table:table-row>
        <table:table-row table:style-name="ro1" table:number-rows-repeated="104847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shapes>
          <draw:frame draw:z-index="0" draw:style-name="gr1" svg:width="7.9602in" svg:height="4.6764in" svg:x="8.2055in" svg:y="0.3362in">
            <draw:object draw:notify-on-update-of-ranges="Sheet1.A3:Sheet1.A103 Sheet1.D2:Sheet1.D2 Sheet2.D3:Sheet2.D103 Sheet1.A3:Sheet1.A103 Sheet1.E2:Sheet1.E2 Sheet2.E3:Sheet2.E10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7.9602in" svg:height="5.2874in" svg:x="8.2055in" svg:y="5.5461in">
            <draw:object draw:notify-on-update-of-ranges="Sheet1.A3:Sheet1.A103 Sheet1.F2:Sheet1.F2 Sheet2.F3:Sheet2.F103 Sheet1.A3:Sheet1.A103 Sheet1.G2:Sheet1.G2 Sheet2.G3:Sheet2.G103 Sheet1.A3:Sheet1.A103 Sheet1.H2:Sheet1.H2 Sheet2.H3:Sheet2.H10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Time step <text:s/>419</text:p>
          </table:table-cell>
          <table:table-cell office:value-type="string">
            <text:p>Time 21000 seconds</text:p>
          </table:table-cell>
          <table:table-cell table:number-columns-repeated="6"/>
        </table:table-row>
        <table:table-row table:style-name="ro3">
          <table:table-cell office:value-type="string">
            <text:p>Node</text:p>
          </table:table-cell>
          <table:table-cell office:value-type="string">
            <text:p>Aq</text:p>
          </table:table-cell>
          <table:table-cell office:value-type="string">
            <text:p>pH</text:p>
          </table:table-cell>
          <table:table-cell office:value-type="string">
            <text:p>Calcite</text:p>
          </table:table-cell>
          <table:table-cell office:value-type="string">
            <text:p>Dolomite</text:p>
          </table:table-cell>
          <table:table-cell office:value-type="string">
            <text:p>Ca</text:p>
          </table:table-cell>
          <table:table-cell office:value-type="string">
            <text:p>Mg</text:p>
          </table:table-cell>
          <table:table-cell office:value-type="string">
            <text:p>C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.366">
            <text:p>55.366</text:p>
          </table:table-cell>
          <table:table-cell office:value-type="float" office:value="5.18718">
            <text:p>5.18718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01">
            <text:p>1.00E-007</text:p>
          </table:table-cell>
          <table:table-cell office:value-type="float" office:value="0.008">
            <text:p>0.008</text:p>
          </table:table-cell>
          <table:table-cell office:value-type="float" office:value="0.016">
            <text:p>0.0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.366">
            <text:p>55.366</text:p>
          </table:table-cell>
          <table:table-cell office:value-type="float" office:value="5.18718">
            <text:p>5.18718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01">
            <text:p>1.00E-007</text:p>
          </table:table-cell>
          <table:table-cell office:value-type="float" office:value="0.008">
            <text:p>0.008</text:p>
          </table:table-cell>
          <table:table-cell office:value-type="float" office:value="0.016">
            <text:p>0.0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366">
            <text:p>55.366</text:p>
          </table:table-cell>
          <table:table-cell office:value-type="float" office:value="5.18718">
            <text:p>5.18718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01">
            <text:p>1.00E-007</text:p>
          </table:table-cell>
          <table:table-cell office:value-type="float" office:value="0.008">
            <text:p>0.008</text:p>
          </table:table-cell>
          <table:table-cell office:value-type="float" office:value="0.016">
            <text:p>0.0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5.366">
            <text:p>55.366</text:p>
          </table:table-cell>
          <table:table-cell office:value-type="float" office:value="5.18718">
            <text:p>5.18718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01">
            <text:p>1.00E-007</text:p>
          </table:table-cell>
          <table:table-cell office:value-type="float" office:value="0.008">
            <text:p>0.008</text:p>
          </table:table-cell>
          <table:table-cell office:value-type="float" office:value="0.016">
            <text:p>0.0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5.366">
            <text:p>55.366</text:p>
          </table:table-cell>
          <table:table-cell office:value-type="float" office:value="5.18718">
            <text:p>5.18718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01">
            <text:p>1.00E-007</text:p>
          </table:table-cell>
          <table:table-cell office:value-type="float" office:value="0.008">
            <text:p>0.008</text:p>
          </table:table-cell>
          <table:table-cell office:value-type="float" office:value="0.016">
            <text:p>0.0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.366">
            <text:p>55.366</text:p>
          </table:table-cell>
          <table:table-cell office:value-type="float" office:value="5.18718">
            <text:p>5.18718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01">
            <text:p>1.00E-007</text:p>
          </table:table-cell>
          <table:table-cell office:value-type="float" office:value="0.008">
            <text:p>0.008</text:p>
          </table:table-cell>
          <table:table-cell office:value-type="float" office:value="0.016">
            <text:p>0.01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.366">
            <text:p>55.366</text:p>
          </table:table-cell>
          <table:table-cell office:value-type="float" office:value="5.18718">
            <text:p>5.18718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01">
            <text:p>1.00E-007</text:p>
          </table:table-cell>
          <table:table-cell office:value-type="float" office:value="0.008">
            <text:p>0.008</text:p>
          </table:table-cell>
          <table:table-cell office:value-type="float" office:value="0.016">
            <text:p>0.01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.366">
            <text:p>55.366</text:p>
          </table:table-cell>
          <table:table-cell office:value-type="float" office:value="5.18718">
            <text:p>5.18718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01">
            <text:p>1.00E-007</text:p>
          </table:table-cell>
          <table:table-cell office:value-type="float" office:value="0.008">
            <text:p>0.008</text:p>
          </table:table-cell>
          <table:table-cell office:value-type="float" office:value="0.016">
            <text:p>0.01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.366">
            <text:p>55.366</text:p>
          </table:table-cell>
          <table:table-cell office:value-type="float" office:value="5.18718">
            <text:p>5.18718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01">
            <text:p>1.00E-007</text:p>
          </table:table-cell>
          <table:table-cell office:value-type="float" office:value="0.008">
            <text:p>0.008</text:p>
          </table:table-cell>
          <table:table-cell office:value-type="float" office:value="0.016">
            <text:p>0.01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5.366">
            <text:p>55.366</text:p>
          </table:table-cell>
          <table:table-cell office:value-type="float" office:value="5.18718">
            <text:p>5.18718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01">
            <text:p>1.00E-007</text:p>
          </table:table-cell>
          <table:table-cell office:value-type="float" office:value="0.008">
            <text:p>0.008</text:p>
          </table:table-cell>
          <table:table-cell office:value-type="float" office:value="0.016">
            <text:p>0.0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5.366">
            <text:p>55.366</text:p>
          </table:table-cell>
          <table:table-cell office:value-type="float" office:value="5.18718">
            <text:p>5.18718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01">
            <text:p>1.00E-007</text:p>
          </table:table-cell>
          <table:table-cell office:value-type="float" office:value="0.008">
            <text:p>0.008</text:p>
          </table:table-cell>
          <table:table-cell office:value-type="float" office:value="0.016">
            <text:p>0.01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5.366">
            <text:p>55.366</text:p>
          </table:table-cell>
          <table:table-cell office:value-type="float" office:value="5.18718">
            <text:p>5.18718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01">
            <text:p>1.00E-007</text:p>
          </table:table-cell>
          <table:table-cell office:value-type="float" office:value="0.008">
            <text:p>0.008</text:p>
          </table:table-cell>
          <table:table-cell office:value-type="float" office:value="0.016">
            <text:p>0.01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5.366">
            <text:p>55.366</text:p>
          </table:table-cell>
          <table:table-cell office:value-type="float" office:value="5.18718">
            <text:p>5.18718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0100001">
            <text:p>1.00E-007</text:p>
          </table:table-cell>
          <table:table-cell office:value-type="float" office:value="0.008">
            <text:p>0.008</text:p>
          </table:table-cell>
          <table:table-cell office:value-type="float" office:value="0.016">
            <text:p>0.0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5.366">
            <text:p>55.366</text:p>
          </table:table-cell>
          <table:table-cell office:value-type="float" office:value="5.18718">
            <text:p>5.18718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0100006">
            <text:p>1.00E-007</text:p>
          </table:table-cell>
          <table:table-cell office:value-type="float" office:value="0.008">
            <text:p>0.008</text:p>
          </table:table-cell>
          <table:table-cell office:value-type="float" office:value="0.016">
            <text:p>0.0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.366">
            <text:p>55.366</text:p>
          </table:table-cell>
          <table:table-cell office:value-type="float" office:value="5.18718">
            <text:p>5.18718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0100021">
            <text:p>1.00E-007</text:p>
          </table:table-cell>
          <table:table-cell office:value-type="float" office:value="0.008">
            <text:p>0.008</text:p>
          </table:table-cell>
          <table:table-cell office:value-type="float" office:value="0.016">
            <text:p>0.0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.366">
            <text:p>55.366</text:p>
          </table:table-cell>
          <table:table-cell office:value-type="float" office:value="5.18718">
            <text:p>5.18718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0100073">
            <text:p>1.00E-007</text:p>
          </table:table-cell>
          <table:table-cell office:value-type="float" office:value="0.008">
            <text:p>0.008</text:p>
          </table:table-cell>
          <table:table-cell office:value-type="float" office:value="0.016">
            <text:p>0.0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.366">
            <text:p>55.366</text:p>
          </table:table-cell>
          <table:table-cell office:value-type="float" office:value="5.18719">
            <text:p>5.18719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0100243">
            <text:p>1.00E-007</text:p>
          </table:table-cell>
          <table:table-cell office:value-type="float" office:value="0.008">
            <text:p>0.008</text:p>
          </table:table-cell>
          <table:table-cell office:value-type="float" office:value="0.016">
            <text:p>0.0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.366">
            <text:p>55.366</text:p>
          </table:table-cell>
          <table:table-cell office:value-type="float" office:value="5.18724">
            <text:p>5.18724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0100762">
            <text:p>1.01E-007</text:p>
          </table:table-cell>
          <table:table-cell office:value-type="float" office:value="0.00799999">
            <text:p>0.00799999</text:p>
          </table:table-cell>
          <table:table-cell office:value-type="float" office:value="0.016">
            <text:p>0.01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.366">
            <text:p>55.366</text:p>
          </table:table-cell>
          <table:table-cell office:value-type="float" office:value="5.18736">
            <text:p>5.18736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010228">
            <text:p>1.02E-007</text:p>
          </table:table-cell>
          <table:table-cell office:value-type="float" office:value="0.00799996">
            <text:p>0.00799996</text:p>
          </table:table-cell>
          <table:table-cell office:value-type="float" office:value="0.0159999">
            <text:p>0.015999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5.366">
            <text:p>55.366</text:p>
          </table:table-cell>
          <table:table-cell office:value-type="float" office:value="5.18773">
            <text:p>5.18773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0106548">
            <text:p>1.07E-007</text:p>
          </table:table-cell>
          <table:table-cell office:value-type="float" office:value="0.00799991">
            <text:p>0.00799991</text:p>
          </table:table-cell>
          <table:table-cell office:value-type="float" office:value="0.0159998">
            <text:p>0.015999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5.366">
            <text:p>55.366</text:p>
          </table:table-cell>
          <table:table-cell office:value-type="float" office:value="5.18877">
            <text:p>5.18877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011816">
            <text:p>1.18E-007</text:p>
          </table:table-cell>
          <table:table-cell office:value-type="float" office:value="0.00799978">
            <text:p>0.00799978</text:p>
          </table:table-cell>
          <table:table-cell office:value-type="float" office:value="0.0159995">
            <text:p>0.015999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5.366">
            <text:p>55.366</text:p>
          </table:table-cell>
          <table:table-cell office:value-type="float" office:value="5.19164">
            <text:p>5.19164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0148932">
            <text:p>1.49E-007</text:p>
          </table:table-cell>
          <table:table-cell office:value-type="float" office:value="0.0079995">
            <text:p>0.0079995</text:p>
          </table:table-cell>
          <table:table-cell office:value-type="float" office:value="0.0159989">
            <text:p>0.015998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5.366">
            <text:p>55.366</text:p>
          </table:table-cell>
          <table:table-cell office:value-type="float" office:value="5.1994">
            <text:p>5.1994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0228897">
            <text:p>2.29E-007</text:p>
          </table:table-cell>
          <table:table-cell office:value-type="float" office:value="0.00799892">
            <text:p>0.00799892</text:p>
          </table:table-cell>
          <table:table-cell office:value-type="float" office:value="0.0159977">
            <text:p>0.015997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5.366">
            <text:p>55.366</text:p>
          </table:table-cell>
          <table:table-cell office:value-type="float" office:value="5.21998">
            <text:p>5.21998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0433877">
            <text:p>4.34E-007</text:p>
          </table:table-cell>
          <table:table-cell office:value-type="float" office:value="0.00799779">
            <text:p>0.00799779</text:p>
          </table:table-cell>
          <table:table-cell office:value-type="float" office:value="0.0159951">
            <text:p>0.015995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5.3659">
            <text:p>55.3659</text:p>
          </table:table-cell>
          <table:table-cell office:value-type="float" office:value="5.27367">
            <text:p>5.27367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0954875">
            <text:p>9.55E-007</text:p>
          </table:table-cell>
          <table:table-cell office:value-type="float" office:value="0.00799574">
            <text:p>0.00799574</text:p>
          </table:table-cell>
          <table:table-cell office:value-type="float" office:value="0.0159901">
            <text:p>0.015990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5.3659">
            <text:p>55.3659</text:p>
          </table:table-cell>
          <table:table-cell office:value-type="float" office:value="5.40749">
            <text:p>5.40749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227317">
            <text:p>2.27E-006</text:p>
          </table:table-cell>
          <table:table-cell office:value-type="float" office:value="0.00799233">
            <text:p>0.00799233</text:p>
          </table:table-cell>
          <table:table-cell office:value-type="float" office:value="0.0159811">
            <text:p>0.015981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5.3659">
            <text:p>55.3659</text:p>
          </table:table-cell>
          <table:table-cell office:value-type="float" office:value="5.68988">
            <text:p>5.68988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560401">
            <text:p>5.60E-006</text:p>
          </table:table-cell>
          <table:table-cell office:value-type="float" office:value="0.00798735">
            <text:p>0.00798735</text:p>
          </table:table-cell>
          <table:table-cell office:value-type="float" office:value="0.0159651">
            <text:p>0.015965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.3659">
            <text:p>55.3659</text:p>
          </table:table-cell>
          <table:table-cell office:value-type="float" office:value="6.13881">
            <text:p>6.13881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140243">
            <text:p>1.40E-005</text:p>
          </table:table-cell>
          <table:table-cell office:value-type="float" office:value="0.00798172">
            <text:p>0.00798172</text:p>
          </table:table-cell>
          <table:table-cell office:value-type="float" office:value="0.0159381">
            <text:p>0.015938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5.3659">
            <text:p>55.3659</text:p>
          </table:table-cell>
          <table:table-cell office:value-type="float" office:value="6.89571">
            <text:p>6.89571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353381">
            <text:p>3.53E-005</text:p>
          </table:table-cell>
          <table:table-cell office:value-type="float" office:value="0.00798023">
            <text:p>0.00798023</text:p>
          </table:table-cell>
          <table:table-cell office:value-type="float" office:value="0.0158943">
            <text:p>0.015894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5.3659">
            <text:p>55.3659</text:p>
          </table:table-cell>
          <table:table-cell office:value-type="float" office:value="8.96014">
            <text:p>8.96014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893641">
            <text:p>8.94E-005</text:p>
          </table:table-cell>
          <table:table-cell office:value-type="float" office:value="0.00799866">
            <text:p>0.00799866</text:p>
          </table:table-cell>
          <table:table-cell office:value-type="float" office:value="0.015826">
            <text:p>0.01582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5.3658">
            <text:p>55.3658</text:p>
          </table:table-cell>
          <table:table-cell office:value-type="float" office:value="9.07882">
            <text:p>9.07882</text:p>
          </table:table-cell>
          <table:table-cell office:value-type="float" office:value="0">
            <text:p>0</text:p>
          </table:table-cell>
          <table:table-cell table:style-name="ce1" office:value-type="float" office:value="0.0000489729">
            <text:p>4.90E-005</text:p>
          </table:table-cell>
          <table:table-cell office:value-type="float" office:value="0.000103467">
            <text:p>0.000103467</text:p>
          </table:table-cell>
          <table:table-cell office:value-type="float" office:value="0.00795925">
            <text:p>0.00795925</text:p>
          </table:table-cell>
          <table:table-cell office:value-type="float" office:value="0.0157234">
            <text:p>0.015723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5.3655">
            <text:p>55.3655</text:p>
          </table:table-cell>
          <table:table-cell office:value-type="float" office:value="9.07752">
            <text:p>9.07752</text:p>
          </table:table-cell>
          <table:table-cell office:value-type="float" office:value="0">
            <text:p>0</text:p>
          </table:table-cell>
          <table:table-cell table:style-name="ce1" office:value-type="float" office:value="0.0000498218">
            <text:p>4.98E-005</text:p>
          </table:table-cell>
          <table:table-cell office:value-type="float" office:value="0.000104701">
            <text:p>0.000104701</text:p>
          </table:table-cell>
          <table:table-cell office:value-type="float" office:value="0.00788289">
            <text:p>0.00788289</text:p>
          </table:table-cell>
          <table:table-cell office:value-type="float" office:value="0.0155749">
            <text:p>0.015574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5.3652">
            <text:p>55.3652</text:p>
          </table:table-cell>
          <table:table-cell office:value-type="float" office:value="9.07562">
            <text:p>9.07562</text:p>
          </table:table-cell>
          <table:table-cell office:value-type="float" office:value="0">
            <text:p>0</text:p>
          </table:table-cell>
          <table:table-cell table:style-name="ce1" office:value-type="float" office:value="0.0000498388">
            <text:p>4.98E-005</text:p>
          </table:table-cell>
          <table:table-cell office:value-type="float" office:value="0.000106493">
            <text:p>0.000106493</text:p>
          </table:table-cell>
          <table:table-cell office:value-type="float" office:value="0.00777608">
            <text:p>0.00777608</text:p>
          </table:table-cell>
          <table:table-cell office:value-type="float" office:value="0.0153673">
            <text:p>0.015367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5.3648">
            <text:p>55.3648</text:p>
          </table:table-cell>
          <table:table-cell office:value-type="float" office:value="9.07298">
            <text:p>9.07298</text:p>
          </table:table-cell>
          <table:table-cell office:value-type="float" office:value="0">
            <text:p>0</text:p>
          </table:table-cell>
          <table:table-cell table:style-name="ce1" office:value-type="float" office:value="0.0000498183">
            <text:p>4.98E-005</text:p>
          </table:table-cell>
          <table:table-cell office:value-type="float" office:value="0.000109026">
            <text:p>0.000109026</text:p>
          </table:table-cell>
          <table:table-cell office:value-type="float" office:value="0.00763167">
            <text:p>0.00763167</text:p>
          </table:table-cell>
          <table:table-cell office:value-type="float" office:value="0.0150869">
            <text:p>0.015086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5.3643">
            <text:p>55.3643</text:p>
          </table:table-cell>
          <table:table-cell office:value-type="float" office:value="9.06945">
            <text:p>9.06945</text:p>
          </table:table-cell>
          <table:table-cell office:value-type="float" office:value="0">
            <text:p>0</text:p>
          </table:table-cell>
          <table:table-cell table:style-name="ce1" office:value-type="float" office:value="0.0000497627">
            <text:p>4.98E-005</text:p>
          </table:table-cell>
          <table:table-cell office:value-type="float" office:value="0.000112514">
            <text:p>0.000112514</text:p>
          </table:table-cell>
          <table:table-cell office:value-type="float" office:value="0.00744285">
            <text:p>0.00744285</text:p>
          </table:table-cell>
          <table:table-cell office:value-type="float" office:value="0.0147205">
            <text:p>0.014720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5.3636">
            <text:p>55.3636</text:p>
          </table:table-cell>
          <table:table-cell office:value-type="float" office:value="9.0649">
            <text:p>9.0649</text:p>
          </table:table-cell>
          <table:table-cell office:value-type="float" office:value="0">
            <text:p>0</text:p>
          </table:table-cell>
          <table:table-cell table:style-name="ce1" office:value-type="float" office:value="0.0000497565">
            <text:p>4.98E-005</text:p>
          </table:table-cell>
          <table:table-cell office:value-type="float" office:value="0.000117188">
            <text:p>0.000117188</text:p>
          </table:table-cell>
          <table:table-cell office:value-type="float" office:value="0.00720378">
            <text:p>0.00720378</text:p>
          </table:table-cell>
          <table:table-cell office:value-type="float" office:value="0.0142572">
            <text:p>0.014257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5.3627">
            <text:p>55.3627</text:p>
          </table:table-cell>
          <table:table-cell office:value-type="float" office:value="9.0593">
            <text:p>9.0593</text:p>
          </table:table-cell>
          <table:table-cell office:value-type="float" office:value="0">
            <text:p>0</text:p>
          </table:table-cell>
          <table:table-cell table:style-name="ce1" office:value-type="float" office:value="0.000049675">
            <text:p>4.97E-005</text:p>
          </table:table-cell>
          <table:table-cell office:value-type="float" office:value="0.000123324">
            <text:p>0.000123324</text:p>
          </table:table-cell>
          <table:table-cell office:value-type="float" office:value="0.00691048">
            <text:p>0.00691048</text:p>
          </table:table-cell>
          <table:table-cell office:value-type="float" office:value="0.0136895">
            <text:p>0.013689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5.3617">
            <text:p>55.3617</text:p>
          </table:table-cell>
          <table:table-cell office:value-type="float" office:value="9.05269">
            <text:p>9.05269</text:p>
          </table:table-cell>
          <table:table-cell office:value-type="float" office:value="0">
            <text:p>0</text:p>
          </table:table-cell>
          <table:table-cell table:style-name="ce1" office:value-type="float" office:value="0.00004963">
            <text:p>4.96E-005</text:p>
          </table:table-cell>
          <table:table-cell office:value-type="float" office:value="0.000131186">
            <text:p>0.000131186</text:p>
          </table:table-cell>
          <table:table-cell office:value-type="float" office:value="0.00656148">
            <text:p>0.00656148</text:p>
          </table:table-cell>
          <table:table-cell office:value-type="float" office:value="0.0130149">
            <text:p>0.013014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5.3605">
            <text:p>55.3605</text:p>
          </table:table-cell>
          <table:table-cell office:value-type="float" office:value="9.04524">
            <text:p>9.04524</text:p>
          </table:table-cell>
          <table:table-cell office:value-type="float" office:value="0">
            <text:p>0</text:p>
          </table:table-cell>
          <table:table-cell table:style-name="ce1" office:value-type="float" office:value="0.0000495195">
            <text:p>4.95E-005</text:p>
          </table:table-cell>
          <table:table-cell office:value-type="float" office:value="0.000141042">
            <text:p>0.000141042</text:p>
          </table:table-cell>
          <table:table-cell office:value-type="float" office:value="0.00615834">
            <text:p>0.00615834</text:p>
          </table:table-cell>
          <table:table-cell office:value-type="float" office:value="0.0122369">
            <text:p>0.012236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5.3592">
            <text:p>55.3592</text:p>
          </table:table-cell>
          <table:table-cell office:value-type="float" office:value="9.03729">
            <text:p>9.03729</text:p>
          </table:table-cell>
          <table:table-cell office:value-type="float" office:value="0">
            <text:p>0</text:p>
          </table:table-cell>
          <table:table-cell table:style-name="ce1" office:value-type="float" office:value="0.0000494492">
            <text:p>4.94E-005</text:p>
          </table:table-cell>
          <table:table-cell office:value-type="float" office:value="0.000153158">
            <text:p>0.000153158</text:p>
          </table:table-cell>
          <table:table-cell office:value-type="float" office:value="0.00570598">
            <text:p>0.00570598</text:p>
          </table:table-cell>
          <table:table-cell office:value-type="float" office:value="0.0113657">
            <text:p>0.011365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5.3578">
            <text:p>55.3578</text:p>
          </table:table-cell>
          <table:table-cell office:value-type="float" office:value="9.02931">
            <text:p>9.02931</text:p>
          </table:table-cell>
          <table:table-cell office:value-type="float" office:value="0">
            <text:p>0</text:p>
          </table:table-cell>
          <table:table-cell table:style-name="ce1" office:value-type="float" office:value="0.0000493014">
            <text:p>4.93E-005</text:p>
          </table:table-cell>
          <table:table-cell office:value-type="float" office:value="0.000167761">
            <text:p>0.000167761</text:p>
          </table:table-cell>
          <table:table-cell office:value-type="float" office:value="0.00521248">
            <text:p>0.00521248</text:p>
          </table:table-cell>
          <table:table-cell office:value-type="float" office:value="0.0104175">
            <text:p>0.010417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5.3563">
            <text:p>55.3563</text:p>
          </table:table-cell>
          <table:table-cell office:value-type="float" office:value="9.02188">
            <text:p>9.02188</text:p>
          </table:table-cell>
          <table:table-cell office:value-type="float" office:value="0">
            <text:p>0</text:p>
          </table:table-cell>
          <table:table-cell table:style-name="ce1" office:value-type="float" office:value="0.0000491814">
            <text:p>4.92E-005</text:p>
          </table:table-cell>
          <table:table-cell office:value-type="float" office:value="0.000185044">
            <text:p>0.000185044</text:p>
          </table:table-cell>
          <table:table-cell office:value-type="float" office:value="0.00468862">
            <text:p>0.00468862</text:p>
          </table:table-cell>
          <table:table-cell office:value-type="float" office:value="0.00941407">
            <text:p>0.0094140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5.3547">
            <text:p>55.3547</text:p>
          </table:table-cell>
          <table:table-cell office:value-type="float" office:value="9.0157">
            <text:p>9.0157</text:p>
          </table:table-cell>
          <table:table-cell office:value-type="float" office:value="0">
            <text:p>0</text:p>
          </table:table-cell>
          <table:table-cell table:style-name="ce1" office:value-type="float" office:value="0.000049016">
            <text:p>4.90E-005</text:p>
          </table:table-cell>
          <table:table-cell office:value-type="float" office:value="0.00020515">
            <text:p>0.00020515</text:p>
          </table:table-cell>
          <table:table-cell office:value-type="float" office:value="0.00414711">
            <text:p>0.00414711</text:p>
          </table:table-cell>
          <table:table-cell office:value-type="float" office:value="0.00838069">
            <text:p>0.0083806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5.3532">
            <text:p>55.3532</text:p>
          </table:table-cell>
          <table:table-cell office:value-type="float" office:value="9.01157">
            <text:p>9.01157</text:p>
          </table:table-cell>
          <table:table-cell office:value-type="float" office:value="0">
            <text:p>0</text:p>
          </table:table-cell>
          <table:table-cell table:style-name="ce1" office:value-type="float" office:value="0.0000488726">
            <text:p>4.89E-005</text:p>
          </table:table-cell>
          <table:table-cell office:value-type="float" office:value="0.000228193">
            <text:p>0.000228193</text:p>
          </table:table-cell>
          <table:table-cell office:value-type="float" office:value="0.0036016">
            <text:p>0.0036016</text:p>
          </table:table-cell>
          <table:table-cell office:value-type="float" office:value="0.00734457">
            <text:p>0.0073445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5.3516">
            <text:p>55.3516</text:p>
          </table:table-cell>
          <table:table-cell office:value-type="float" office:value="9.01032">
            <text:p>9.01032</text:p>
          </table:table-cell>
          <table:table-cell office:value-type="float" office:value="0">
            <text:p>0</text:p>
          </table:table-cell>
          <table:table-cell table:style-name="ce1" office:value-type="float" office:value="0.0000486904">
            <text:p>4.87E-005</text:p>
          </table:table-cell>
          <table:table-cell office:value-type="float" office:value="0.000254238">
            <text:p>0.000254238</text:p>
          </table:table-cell>
          <table:table-cell office:value-type="float" office:value="0.00306556">
            <text:p>0.00306556</text:p>
          </table:table-cell>
          <table:table-cell office:value-type="float" office:value="0.00633255">
            <text:p>0.0063325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5.3502">
            <text:p>55.3502</text:p>
          </table:table-cell>
          <table:table-cell office:value-type="float" office:value="9.01292">
            <text:p>9.01292</text:p>
          </table:table-cell>
          <table:table-cell office:value-type="float" office:value="0">
            <text:p>0</text:p>
          </table:table-cell>
          <table:table-cell table:style-name="ce1" office:value-type="float" office:value="0.000048538">
            <text:p>4.85E-005</text:p>
          </table:table-cell>
          <table:table-cell office:value-type="float" office:value="0.000283327">
            <text:p>0.000283327</text:p>
          </table:table-cell>
          <table:table-cell office:value-type="float" office:value="0.00255128">
            <text:p>0.00255128</text:p>
          </table:table-cell>
          <table:table-cell office:value-type="float" office:value="0.00536909">
            <text:p>0.0053690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5.3488">
            <text:p>55.3488</text:p>
          </table:table-cell>
          <table:table-cell office:value-type="float" office:value="9.02052">
            <text:p>9.02052</text:p>
          </table:table-cell>
          <table:table-cell office:value-type="float" office:value="0">
            <text:p>0</text:p>
          </table:table-cell>
          <table:table-cell table:style-name="ce1" office:value-type="float" office:value="0.0000483363">
            <text:p>4.83E-005</text:p>
          </table:table-cell>
          <table:table-cell office:value-type="float" office:value="0.000315518">
            <text:p>0.000315518</text:p>
          </table:table-cell>
          <table:table-cell office:value-type="float" office:value="0.00206906">
            <text:p>0.00206906</text:p>
          </table:table-cell>
          <table:table-cell office:value-type="float" office:value="0.00447462">
            <text:p>0.0044746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5.3476">
            <text:p>55.3476</text:p>
          </table:table-cell>
          <table:table-cell office:value-type="float" office:value="9.03457">
            <text:p>9.03457</text:p>
          </table:table-cell>
          <table:table-cell office:value-type="float" office:value="0">
            <text:p>0</text:p>
          </table:table-cell>
          <table:table-cell table:style-name="ce1" office:value-type="float" office:value="0.0000481019">
            <text:p>4.81E-005</text:p>
          </table:table-cell>
          <table:table-cell office:value-type="float" office:value="0.000350981">
            <text:p>0.000350981</text:p>
          </table:table-cell>
          <table:table-cell office:value-type="float" office:value="0.0016265">
            <text:p>0.0016265</text:p>
          </table:table-cell>
          <table:table-cell office:value-type="float" office:value="0.00366441">
            <text:p>0.0036644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5.3465">
            <text:p>55.3465</text:p>
          </table:table-cell>
          <table:table-cell office:value-type="float" office:value="9.05736">
            <text:p>9.05736</text:p>
          </table:table-cell>
          <table:table-cell office:value-type="float" office:value="0">
            <text:p>0</text:p>
          </table:table-cell>
          <table:table-cell table:style-name="ce1" office:value-type="float" office:value="0.000047834">
            <text:p>4.78E-005</text:p>
          </table:table-cell>
          <table:table-cell office:value-type="float" office:value="0.000389592">
            <text:p>0.000389592</text:p>
          </table:table-cell>
          <table:table-cell office:value-type="float" office:value="0.00122876">
            <text:p>0.00122876</text:p>
          </table:table-cell>
          <table:table-cell office:value-type="float" office:value="0.00294805">
            <text:p>0.0029480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5.3456">
            <text:p>55.3456</text:p>
          </table:table-cell>
          <table:table-cell office:value-type="float" office:value="9.11099">
            <text:p>9.11099</text:p>
          </table:table-cell>
          <table:table-cell table:style-name="ce1" office:value-type="float" office:value="0.0000936082">
            <text:p>9.36E-005</text:p>
          </table:table-cell>
          <table:table-cell office:value-type="float" office:value="0">
            <text:p>0</text:p>
          </table:table-cell>
          <table:table-cell office:value-type="float" office:value="0.000362797">
            <text:p>0.000362797</text:p>
          </table:table-cell>
          <table:table-cell office:value-type="float" office:value="0.000948736">
            <text:p>0.000948736</text:p>
          </table:table-cell>
          <table:table-cell office:value-type="float" office:value="0.00232953">
            <text:p>0.0023295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5.3448">
            <text:p>55.3448</text:p>
          </table:table-cell>
          <table:table-cell office:value-type="float" office:value="9.15594">
            <text:p>9.15594</text:p>
          </table:table-cell>
          <table:table-cell table:style-name="ce1" office:value-type="float" office:value="0.000094052">
            <text:p>9.41E-005</text:p>
          </table:table-cell>
          <table:table-cell office:value-type="float" office:value="0">
            <text:p>0</text:p>
          </table:table-cell>
          <table:table-cell office:value-type="float" office:value="0.000315186">
            <text:p>0.000315186</text:p>
          </table:table-cell>
          <table:table-cell office:value-type="float" office:value="0.000737108">
            <text:p>0.000737108</text:p>
          </table:table-cell>
          <table:table-cell office:value-type="float" office:value="0.00180778">
            <text:p>0.0018077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5.3442">
            <text:p>55.3442</text:p>
          </table:table-cell>
          <table:table-cell office:value-type="float" office:value="9.20045">
            <text:p>9.20045</text:p>
          </table:table-cell>
          <table:table-cell table:style-name="ce1" office:value-type="float" office:value="0.0000938789">
            <text:p>9.39E-005</text:p>
          </table:table-cell>
          <table:table-cell office:value-type="float" office:value="0">
            <text:p>0</text:p>
          </table:table-cell>
          <table:table-cell office:value-type="float" office:value="0.000274672">
            <text:p>0.000274672</text:p>
          </table:table-cell>
          <table:table-cell office:value-type="float" office:value="0.000564443">
            <text:p>0.000564443</text:p>
          </table:table-cell>
          <table:table-cell office:value-type="float" office:value="0.00137763">
            <text:p>0.0013776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5.3437">
            <text:p>55.3437</text:p>
          </table:table-cell>
          <table:table-cell office:value-type="float" office:value="9.23971">
            <text:p>9.23971</text:p>
          </table:table-cell>
          <table:table-cell table:style-name="ce1" office:value-type="float" office:value="0.0000937487">
            <text:p>9.37E-005</text:p>
          </table:table-cell>
          <table:table-cell office:value-type="float" office:value="0">
            <text:p>0</text:p>
          </table:table-cell>
          <table:table-cell office:value-type="float" office:value="0.000243114">
            <text:p>0.000243114</text:p>
          </table:table-cell>
          <table:table-cell office:value-type="float" office:value="0.000424293">
            <text:p>0.000424293</text:p>
          </table:table-cell>
          <table:table-cell office:value-type="float" office:value="0.00103089">
            <text:p>0.0010308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5.3433">
            <text:p>55.3433</text:p>
          </table:table-cell>
          <table:table-cell office:value-type="float" office:value="9.27302">
            <text:p>9.27302</text:p>
          </table:table-cell>
          <table:table-cell table:style-name="ce1" office:value-type="float" office:value="0.0000936682">
            <text:p>9.37E-005</text:p>
          </table:table-cell>
          <table:table-cell office:value-type="float" office:value="0">
            <text:p>0</text:p>
          </table:table-cell>
          <table:table-cell office:value-type="float" office:value="0.000218971">
            <text:p>0.000218971</text:p>
          </table:table-cell>
          <table:table-cell office:value-type="float" office:value="0.000313114">
            <text:p>0.000313114</text:p>
          </table:table-cell>
          <table:table-cell office:value-type="float" office:value="0.000757495">
            <text:p>0.00075749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5.343">
            <text:p>55.343</text:p>
          </table:table-cell>
          <table:table-cell office:value-type="float" office:value="9.3002">
            <text:p>9.3002</text:p>
          </table:table-cell>
          <table:table-cell table:style-name="ce1" office:value-type="float" office:value="0.0000936241">
            <text:p>9.36E-005</text:p>
          </table:table-cell>
          <table:table-cell office:value-type="float" office:value="0">
            <text:p>0</text:p>
          </table:table-cell>
          <table:table-cell office:value-type="float" office:value="0.000200813">
            <text:p>0.000200813</text:p>
          </table:table-cell>
          <table:table-cell office:value-type="float" office:value="0.00022687">
            <text:p>0.00022687</text:p>
          </table:table-cell>
          <table:table-cell office:value-type="float" office:value="0.000546574">
            <text:p>0.00054657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5.3427">
            <text:p>55.3427</text:p>
          </table:table-cell>
          <table:table-cell office:value-type="float" office:value="9.32155">
            <text:p>9.32155</text:p>
          </table:table-cell>
          <table:table-cell table:style-name="ce1" office:value-type="float" office:value="0.0000936222">
            <text:p>9.36E-005</text:p>
          </table:table-cell>
          <table:table-cell office:value-type="float" office:value="0">
            <text:p>0</text:p>
          </table:table-cell>
          <table:table-cell office:value-type="float" office:value="0.000187405">
            <text:p>0.000187405</text:p>
          </table:table-cell>
          <table:table-cell office:value-type="float" office:value="0.000161405">
            <text:p>0.000161405</text:p>
          </table:table-cell>
          <table:table-cell office:value-type="float" office:value="0.000387299">
            <text:p>0.00038729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5.3426">
            <text:p>55.3426</text:p>
          </table:table-cell>
          <table:table-cell office:value-type="float" office:value="9.33773">
            <text:p>9.33773</text:p>
          </table:table-cell>
          <table:table-cell table:style-name="ce1" office:value-type="float" office:value="0.0000936249">
            <text:p>9.36E-005</text:p>
          </table:table-cell>
          <table:table-cell office:value-type="float" office:value="0">
            <text:p>0</text:p>
          </table:table-cell>
          <table:table-cell office:value-type="float" office:value="0.000177684">
            <text:p>0.000177684</text:p>
          </table:table-cell>
          <table:table-cell office:value-type="float" office:value="0.000112762">
            <text:p>0.000112762</text:p>
          </table:table-cell>
          <table:table-cell office:value-type="float" office:value="0.000269531">
            <text:p>0.00026953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5.3424">
            <text:p>55.3424</text:p>
          </table:table-cell>
          <table:table-cell office:value-type="float" office:value="9.34954">
            <text:p>9.34954</text:p>
          </table:table-cell>
          <table:table-cell table:style-name="ce1" office:value-type="float" office:value="0.0000936263">
            <text:p>9.36E-005</text:p>
          </table:table-cell>
          <table:table-cell office:value-type="float" office:value="0">
            <text:p>0</text:p>
          </table:table-cell>
          <table:table-cell office:value-type="float" office:value="0.000170753">
            <text:p>0.000170753</text:p>
          </table:table-cell>
          <table:table-cell table:style-name="ce1" office:value-type="float" office:value="0.0000773708">
            <text:p>7.74E-005</text:p>
          </table:table-cell>
          <table:table-cell office:value-type="float" office:value="0.000184243">
            <text:p>0.00018424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5.3423">
            <text:p>55.3423</text:p>
          </table:table-cell>
          <table:table-cell office:value-type="float" office:value="9.35792">
            <text:p>9.35792</text:p>
          </table:table-cell>
          <table:table-cell table:style-name="ce1" office:value-type="float" office:value="0.0000936304">
            <text:p>9.36E-005</text:p>
          </table:table-cell>
          <table:table-cell office:value-type="float" office:value="0">
            <text:p>0</text:p>
          </table:table-cell>
          <table:table-cell office:value-type="float" office:value="0.000165908">
            <text:p>0.000165908</text:p>
          </table:table-cell>
          <table:table-cell table:style-name="ce1" office:value-type="float" office:value="0.0000521475">
            <text:p>5.21E-005</text:p>
          </table:table-cell>
          <table:table-cell office:value-type="float" office:value="0.000123727">
            <text:p>0.000123727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5.3423">
            <text:p>55.3423</text:p>
          </table:table-cell>
          <table:table-cell office:value-type="float" office:value="9.3637">
            <text:p>9.3637</text:p>
          </table:table-cell>
          <table:table-cell table:style-name="ce1" office:value-type="float" office:value="0.0000936354">
            <text:p>9.36E-005</text:p>
          </table:table-cell>
          <table:table-cell office:value-type="float" office:value="0">
            <text:p>0</text:p>
          </table:table-cell>
          <table:table-cell office:value-type="float" office:value="0.00016258">
            <text:p>0.00016258</text:p>
          </table:table-cell>
          <table:table-cell table:style-name="ce1" office:value-type="float" office:value="0.0000345335">
            <text:p>3.45E-005</text:p>
          </table:table-cell>
          <table:table-cell table:style-name="ce1" office:value-type="float" office:value="0.0000816442">
            <text:p>8.16E-00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.3422">
            <text:p>55.3422</text:p>
          </table:table-cell>
          <table:table-cell office:value-type="float" office:value="9.36758">
            <text:p>9.36758</text:p>
          </table:table-cell>
          <table:table-cell table:style-name="ce1" office:value-type="float" office:value="0.0000936428">
            <text:p>9.36E-005</text:p>
          </table:table-cell>
          <table:table-cell office:value-type="float" office:value="0">
            <text:p>0</text:p>
          </table:table-cell>
          <table:table-cell office:value-type="float" office:value="0.000160339">
            <text:p>0.000160339</text:p>
          </table:table-cell>
          <table:table-cell table:style-name="ce1" office:value-type="float" office:value="0.0000224775">
            <text:p>2.25E-005</text:p>
          </table:table-cell>
          <table:table-cell table:style-name="ce1" office:value-type="float" office:value="0.0000529548">
            <text:p>5.30E-00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5.3422">
            <text:p>55.3422</text:p>
          </table:table-cell>
          <table:table-cell office:value-type="float" office:value="9.37014">
            <text:p>9.37014</text:p>
          </table:table-cell>
          <table:table-cell table:style-name="ce1" office:value-type="float" office:value="0.0000936406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8862">
            <text:p>0.000158862</text:p>
          </table:table-cell>
          <table:table-cell table:style-name="ce1" office:value-type="float" office:value="0.0000143872">
            <text:p>1.44E-005</text:p>
          </table:table-cell>
          <table:table-cell table:style-name="ce1" office:value-type="float" office:value="0.0000337754">
            <text:p>3.38E-00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5.3422">
            <text:p>55.3422</text:p>
          </table:table-cell>
          <table:table-cell office:value-type="float" office:value="9.37178">
            <text:p>9.37178</text:p>
          </table:table-cell>
          <table:table-cell table:style-name="ce1" office:value-type="float" office:value="0.0000936315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7903">
            <text:p>0.000157903</text:p>
          </table:table-cell>
          <table:table-cell table:style-name="ce1" office:value-type="float" office:value="0.00000906284">
            <text:p>9.06E-006</text:p>
          </table:table-cell>
          <table:table-cell table:style-name="ce1" office:value-type="float" office:value="0.0000211988">
            <text:p>2.12E-00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5.3422">
            <text:p>55.3422</text:p>
          </table:table-cell>
          <table:table-cell office:value-type="float" office:value="9.37282">
            <text:p>9.37282</text:p>
          </table:table-cell>
          <table:table-cell table:style-name="ce1" office:value-type="float" office:value="0.0000936512">
            <text:p>9.37E-005</text:p>
          </table:table-cell>
          <table:table-cell office:value-type="float" office:value="0">
            <text:p>0</text:p>
          </table:table-cell>
          <table:table-cell office:value-type="float" office:value="0.000157297">
            <text:p>0.000157297</text:p>
          </table:table-cell>
          <table:table-cell table:style-name="ce1" office:value-type="float" office:value="0.00000562542">
            <text:p>5.63E-006</text:p>
          </table:table-cell>
          <table:table-cell table:style-name="ce1" office:value-type="float" office:value="0.0000131073">
            <text:p>1.31E-00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5.3422">
            <text:p>55.3422</text:p>
          </table:table-cell>
          <table:table-cell office:value-type="float" office:value="9.37346">
            <text:p>9.37346</text:p>
          </table:table-cell>
          <table:table-cell table:style-name="ce1" office:value-type="float" office:value="0.0000936512">
            <text:p>9.37E-005</text:p>
          </table:table-cell>
          <table:table-cell office:value-type="float" office:value="0">
            <text:p>0</text:p>
          </table:table-cell>
          <table:table-cell office:value-type="float" office:value="0.000156917">
            <text:p>0.000156917</text:p>
          </table:table-cell>
          <table:table-cell table:style-name="ce1" office:value-type="float" office:value="0.00000344787">
            <text:p>3.45E-006</text:p>
          </table:table-cell>
          <table:table-cell table:style-name="ce1" office:value-type="float" office:value="0.00000799846">
            <text:p>8.00E-00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5.3422">
            <text:p>55.3422</text:p>
          </table:table-cell>
          <table:table-cell office:value-type="float" office:value="9.37385">
            <text:p>9.37385</text:p>
          </table:table-cell>
          <table:table-cell table:style-name="ce1" office:value-type="float" office:value="0.0000936468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687">
            <text:p>0.000156687</text:p>
          </table:table-cell>
          <table:table-cell table:style-name="ce1" office:value-type="float" office:value="0.00000209396">
            <text:p>2.09E-006</text:p>
          </table:table-cell>
          <table:table-cell table:style-name="ce1" office:value-type="float" office:value="0.00000483202">
            <text:p>4.83E-00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5.3422">
            <text:p>55.3422</text:p>
          </table:table-cell>
          <table:table-cell office:value-type="float" office:value="9.37409">
            <text:p>9.37409</text:p>
          </table:table-cell>
          <table:table-cell table:style-name="ce1" office:value-type="float" office:value="0.0000936426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552">
            <text:p>0.000156552</text:p>
          </table:table-cell>
          <table:table-cell table:style-name="ce1" office:value-type="float" office:value="0.00000126754">
            <text:p>1.27E-006</text:p>
          </table:table-cell>
          <table:table-cell table:style-name="ce1" office:value-type="float" office:value="0.0000029051">
            <text:p>2.91E-00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55.3422">
            <text:p>55.3422</text:p>
          </table:table-cell>
          <table:table-cell office:value-type="float" office:value="9.37422">
            <text:p>9.37422</text:p>
          </table:table-cell>
          <table:table-cell table:style-name="ce1" office:value-type="float" office:value="0.0000936463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465">
            <text:p>0.000156465</text:p>
          </table:table-cell>
          <table:table-cell table:style-name="ce1" office:value-type="float" office:value="0.000000772205">
            <text:p>7.72E-007</text:p>
          </table:table-cell>
          <table:table-cell table:style-name="ce1" office:value-type="float" office:value="0.00000175348">
            <text:p>1.75E-00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5.3422">
            <text:p>55.3422</text:p>
          </table:table-cell>
          <table:table-cell office:value-type="float" office:value="9.3743">
            <text:p>9.3743</text:p>
          </table:table-cell>
          <table:table-cell table:style-name="ce1" office:value-type="float" office:value="0.0000936455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419">
            <text:p>0.000156419</text:p>
          </table:table-cell>
          <table:table-cell table:style-name="ce1" office:value-type="float" office:value="0.000000480596">
            <text:p>4.81E-007</text:p>
          </table:table-cell>
          <table:table-cell table:style-name="ce1" office:value-type="float" office:value="0.00000107741">
            <text:p>1.08E-00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5.3422">
            <text:p>55.3422</text:p>
          </table:table-cell>
          <table:table-cell office:value-type="float" office:value="9.37434">
            <text:p>9.37434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9">
            <text:p>0.00015639</text:p>
          </table:table-cell>
          <table:table-cell table:style-name="ce1" office:value-type="float" office:value="0.000000311946">
            <text:p>3.12E-007</text:p>
          </table:table-cell>
          <table:table-cell table:style-name="ce1" office:value-type="float" office:value="0.000000687453">
            <text:p>6.87E-00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5.3422">
            <text:p>55.3422</text:p>
          </table:table-cell>
          <table:table-cell office:value-type="float" office:value="9.37437">
            <text:p>9.37437</text:p>
          </table:table-cell>
          <table:table-cell table:style-name="ce1" office:value-type="float" office:value="0.0000936333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75">
            <text:p>0.000156375</text:p>
          </table:table-cell>
          <table:table-cell table:style-name="ce1" office:value-type="float" office:value="0.000000216104">
            <text:p>2.16E-007</text:p>
          </table:table-cell>
          <table:table-cell table:style-name="ce1" office:value-type="float" office:value="0.000000466415">
            <text:p>4.66E-00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5.3422">
            <text:p>55.3422</text:p>
          </table:table-cell>
          <table:table-cell office:value-type="float" office:value="9.37438">
            <text:p>9.37438</text:p>
          </table:table-cell>
          <table:table-cell table:style-name="ce1" office:value-type="float" office:value="0.0000936533">
            <text:p>9.37E-005</text:p>
          </table:table-cell>
          <table:table-cell office:value-type="float" office:value="0">
            <text:p>0</text:p>
          </table:table-cell>
          <table:table-cell office:value-type="float" office:value="0.000156365">
            <text:p>0.000156365</text:p>
          </table:table-cell>
          <table:table-cell table:style-name="ce1" office:value-type="float" office:value="0.000000162573">
            <text:p>1.63E-007</text:p>
          </table:table-cell>
          <table:table-cell table:style-name="ce1" office:value-type="float" office:value="0.000000343265">
            <text:p>3.43E-00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8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6">
            <text:p>0.00015636</text:p>
          </table:table-cell>
          <table:table-cell table:style-name="ce1" office:value-type="float" office:value="0.000000133183">
            <text:p>1.33E-007</text:p>
          </table:table-cell>
          <table:table-cell table:style-name="ce1" office:value-type="float" office:value="0.000000275812">
            <text:p>2.76E-00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5.3422">
            <text:p>55.3422</text:p>
          </table:table-cell>
          <table:table-cell office:value-type="float" office:value="9.3744">
            <text:p>9.3744</text:p>
          </table:table-cell>
          <table:table-cell table:style-name="ce1" office:value-type="float" office:value="0.0000936198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61">
            <text:p>0.000156361</text:p>
          </table:table-cell>
          <table:table-cell table:style-name="ce1" office:value-type="float" office:value="0.000000117318">
            <text:p>1.17E-007</text:p>
          </table:table-cell>
          <table:table-cell table:style-name="ce1" office:value-type="float" office:value="0.000000239483">
            <text:p>2.39E-00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5.3422">
            <text:p>55.3422</text:p>
          </table:table-cell>
          <table:table-cell office:value-type="float" office:value="9.3744">
            <text:p>9.3744</text:p>
          </table:table-cell>
          <table:table-cell table:style-name="ce1" office:value-type="float" office:value="0.0000936616">
            <text:p>9.37E-005</text:p>
          </table:table-cell>
          <table:table-cell office:value-type="float" office:value="0">
            <text:p>0</text:p>
          </table:table-cell>
          <table:table-cell office:value-type="float" office:value="0.000156358">
            <text:p>0.000156358</text:p>
          </table:table-cell>
          <table:table-cell table:style-name="ce1" office:value-type="float" office:value="0.000000108896">
            <text:p>1.09E-007</text:p>
          </table:table-cell>
          <table:table-cell table:style-name="ce1" office:value-type="float" office:value="0.00000022024">
            <text:p>2.20E-00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89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04498">
            <text:p>1.04E-007</text:p>
          </table:table-cell>
          <table:table-cell table:style-name="ce1" office:value-type="float" office:value="0.000000210215">
            <text:p>2.10E-00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5.3422">
            <text:p>55.3422</text:p>
          </table:table-cell>
          <table:table-cell office:value-type="float" office:value="9.3744">
            <text:p>9.3744</text:p>
          </table:table-cell>
          <table:table-cell table:style-name="ce1" office:value-type="float" office:value="0.0000936309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6">
            <text:p>0.000156356</text:p>
          </table:table-cell>
          <table:table-cell table:style-name="ce1" office:value-type="float" office:value="0.000000102239">
            <text:p>1.02E-007</text:p>
          </table:table-cell>
          <table:table-cell table:style-name="ce1" office:value-type="float" office:value="0.000000205075">
            <text:p>2.05E-00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55.3422">
            <text:p>55.3422</text:p>
          </table:table-cell>
          <table:table-cell office:value-type="float" office:value="9.3744">
            <text:p>9.3744</text:p>
          </table:table-cell>
          <table:table-cell table:style-name="ce1" office:value-type="float" office:value="0.0000936554">
            <text:p>9.37E-005</text:p>
          </table:table-cell>
          <table:table-cell office:value-type="float" office:value="0">
            <text:p>0</text:p>
          </table:table-cell>
          <table:table-cell office:value-type="float" office:value="0.000156355">
            <text:p>0.000156355</text:p>
          </table:table-cell>
          <table:table-cell table:style-name="ce1" office:value-type="float" office:value="0.000000101098">
            <text:p>1.01E-007</text:p>
          </table:table-cell>
          <table:table-cell table:style-name="ce1" office:value-type="float" office:value="0.000000202483">
            <text:p>2.02E-00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502">
            <text:p>9.37E-005</text:p>
          </table:table-cell>
          <table:table-cell office:value-type="float" office:value="0">
            <text:p>0</text:p>
          </table:table-cell>
          <table:table-cell office:value-type="float" office:value="0.000156355">
            <text:p>0.000156355</text:p>
          </table:table-cell>
          <table:table-cell table:style-name="ce1" office:value-type="float" office:value="0.00000010053">
            <text:p>1.01E-007</text:p>
          </table:table-cell>
          <table:table-cell table:style-name="ce1" office:value-type="float" office:value="0.000000201197">
            <text:p>2.01E-00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73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00252">
            <text:p>1.00E-007</text:p>
          </table:table-cell>
          <table:table-cell table:style-name="ce1" office:value-type="float" office:value="0.000000200568">
            <text:p>2.01E-00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5.3422">
            <text:p>55.3422</text:p>
          </table:table-cell>
          <table:table-cell office:value-type="float" office:value="9.3744">
            <text:p>9.3744</text:p>
          </table:table-cell>
          <table:table-cell table:style-name="ce1" office:value-type="float" office:value="0.0000936398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5">
            <text:p>0.000156355</text:p>
          </table:table-cell>
          <table:table-cell table:style-name="ce1" office:value-type="float" office:value="0.000000100118">
            <text:p>1.00E-007</text:p>
          </table:table-cell>
          <table:table-cell table:style-name="ce1" office:value-type="float" office:value="0.000000200266">
            <text:p>2.00E-00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55.3422">
            <text:p>55.3422</text:p>
          </table:table-cell>
          <table:table-cell office:value-type="float" office:value="9.37441">
            <text:p>9.37441</text:p>
          </table:table-cell>
          <table:table-cell table:style-name="ce1" office:value-type="float" office:value="0.0000936372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6">
            <text:p>0.00015636</text:p>
          </table:table-cell>
          <table:table-cell table:style-name="ce1" office:value-type="float" office:value="0.000000100054">
            <text:p>1.00E-007</text:p>
          </table:table-cell>
          <table:table-cell table:style-name="ce1" office:value-type="float" office:value="0.000000200122">
            <text:p>2.00E-00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526">
            <text:p>9.37E-005</text:p>
          </table:table-cell>
          <table:table-cell office:value-type="float" office:value="0">
            <text:p>0</text:p>
          </table:table-cell>
          <table:table-cell office:value-type="float" office:value="0.000156355">
            <text:p>0.000156355</text:p>
          </table:table-cell>
          <table:table-cell table:style-name="ce1" office:value-type="float" office:value="0.000000100025">
            <text:p>1.00E-007</text:p>
          </table:table-cell>
          <table:table-cell table:style-name="ce1" office:value-type="float" office:value="0.000000200056">
            <text:p>2.00E-00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6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00011">
            <text:p>1.00E-007</text:p>
          </table:table-cell>
          <table:table-cell table:style-name="ce1" office:value-type="float" office:value="0.000000200025">
            <text:p>2.00E-00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00005">
            <text:p>1.00E-007</text:p>
          </table:table-cell>
          <table:table-cell table:style-name="ce1" office:value-type="float" office:value="0.000000200011">
            <text:p>2.00E-00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00002">
            <text:p>1.00E-007</text:p>
          </table:table-cell>
          <table:table-cell table:style-name="ce1" office:value-type="float" office:value="0.000000200005">
            <text:p>2.00E-00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00001">
            <text:p>1.00E-007</text:p>
          </table:table-cell>
          <table:table-cell table:style-name="ce1" office:value-type="float" office:value="0.000000200002">
            <text:p>2.00E-00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00001">
            <text:p>2.00E-00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5.3422">
            <text:p>55.3422</text:p>
          </table:table-cell>
          <table:table-cell office:value-type="float" office:value="9.37439">
            <text:p>9.37439</text:p>
          </table:table-cell>
          <table:table-cell table:style-name="ce1" office:value-type="float" office:value="0.0000936461">
            <text:p>9.36E-005</text:p>
          </table:table-cell>
          <table:table-cell office:value-type="float" office:value="0">
            <text:p>0</text:p>
          </table:table-cell>
          <table:table-cell office:value-type="float" office:value="0.000156354">
            <text:p>0.000156354</text:p>
          </table:table-cell>
          <table:table-cell table:style-name="ce1" office:value-type="float" office:value="0.0000001">
            <text:p>1.00E-007</text:p>
          </table:table-cell>
          <table:table-cell table:style-name="ce1" office:value-type="float" office:value="0.0000002">
            <text:p>2.00E-007</text:p>
          </table:table-cell>
        </table:table-row>
        <table:table-row table:style-name="ro1" table:number-rows-repeated="7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2" number:min-integer-digits="1" number:min-exponent-digits="2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na </meta:initial-creator>
    <meta:creation-date>2014-08-21T10:08:54</meta:creation-date>
    <dc:date>2014-08-21T11:10:29</dc:date>
    <dc:creator>alina </dc:creator>
    <meta:editing-duration>PT55M23S</meta:editing-duration>
    <meta:editing-cycles>3</meta:editing-cycles>
    <meta:generator>LibreOffice/3.5$Linux_X86_64 LibreOffice_project/350m1$Build-2</meta:generator>
    <meta:document-statistic meta:table-count="3" meta:cell-count="163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one"/>
      <style:graphic-properties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2cm" svg:height="13.431cm" xlink:href=".." xlink:type="simple" chart:class="chart:scatter" chart:style-name="ch1">
        <chart:legend chart:legend-position="end" svg:x="18.4cm" svg:y="5.918cm" style:legend-expansion="high" chart:style-name="ch2"/>
        <chart:plot-area chart:style-name="ch3" table:cell-range-address="Sheet1.A3:Sheet1.A103 Sheet1.F2:Sheet1.H103" chart:data-source-has-labels="row" svg:x="0.854cm" svg:y="1.207cm" svg:width="16.738cm" svg:height="11.536cm">
          <chartooo:coordinate-region svg:x="1.952cm" svg:y="1.406cm" svg:width="15.36cm" svg:height="10.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3:Sheet1.F103" chart:label-cell-address="Sheet1.F2:Sheet1.F2" chart:class="chart:scatter">
            <chart:domain table:cell-range-address="Sheet1.A3:Sheet1.A103"/>
            <chart:data-point chart:repeated="101"/>
          </chart:series>
          <chart:series chart:style-name="ch8" chart:values-cell-range-address="Sheet1.G3:Sheet1.G103" chart:label-cell-address="Sheet1.G2:Sheet1.G2" chart:class="chart:scatter">
            <chart:data-point chart:repeated="101"/>
          </chart:series>
          <chart:series chart:style-name="ch9" chart:values-cell-range-address="Sheet1.H3:Sheet1.H103" chart:label-cell-address="Sheet1.H2:Sheet1.H2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</text:p>
                <draw:g>
                  <svg:desc>Sheet1.F2:Sheet1.F2</svg:desc>
                </draw:g>
              </table:table-cell>
              <table:table-cell office:value-type="string">
                <text:p>Mg</text:p>
                <draw:g>
                  <svg:desc>Sheet1.G2:Sheet1.G2</svg:desc>
                </draw:g>
              </table:table-cell>
              <table:table-cell office:value-type="string">
                <text:p>Cl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103</svg:desc>
                </draw:g>
              </table:table-cell>
              <table:table-cell office:value-type="float" office:value="0.0000001">
                <text:p>0.0000001</text:p>
                <draw:g>
                  <svg:desc>Sheet1.F3:Sheet1.F103</svg:desc>
                </draw:g>
              </table:table-cell>
              <table:table-cell office:value-type="float" office:value="0.008">
                <text:p>0.008</text:p>
                <draw:g>
                  <svg:desc>Sheet1.G3:Sheet1.G103</svg:desc>
                </draw:g>
              </table:table-cell>
              <table:table-cell office:value-type="float" office:value="0.016">
                <text:p>0.016</text:p>
                <draw:g>
                  <svg:desc>Sheet1.H3:Sheet1.H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00010729">
                <text:p>0.00000010729</text:p>
              </table:table-cell>
              <table:table-cell office:value-type="float" office:value="0.00799979">
                <text:p>0.00799979</text:p>
              </table:table-cell>
              <table:table-cell office:value-type="float" office:value="0.0159996">
                <text:p>0.0159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0191929">
                <text:p>0.000000191929</text:p>
              </table:table-cell>
              <table:table-cell office:value-type="float" office:value="0.00799743">
                <text:p>0.00799743</text:p>
              </table:table-cell>
              <table:table-cell office:value-type="float" office:value="0.0159949">
                <text:p>0.01599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000688196">
                <text:p>0.000000688196</text:p>
              </table:table-cell>
              <table:table-cell office:value-type="float" office:value="0.00798451">
                <text:p>0.00798451</text:p>
              </table:table-cell>
              <table:table-cell office:value-type="float" office:value="0.0159689">
                <text:p>0.0159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00266897">
                <text:p>0.00000266897</text:p>
              </table:table-cell>
              <table:table-cell office:value-type="float" office:value="0.00793774">
                <text:p>0.00793774</text:p>
              </table:table-cell>
              <table:table-cell office:value-type="float" office:value="0.0158746">
                <text:p>0.0158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000882755">
                <text:p>0.00000882755</text:p>
              </table:table-cell>
              <table:table-cell office:value-type="float" office:value="0.00781243">
                <text:p>0.00781243</text:p>
              </table:table-cell>
              <table:table-cell office:value-type="float" office:value="0.0156206">
                <text:p>0.0156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00251403">
                <text:p>0.0000251403</text:p>
              </table:table-cell>
              <table:table-cell office:value-type="float" office:value="0.00754795">
                <text:p>0.00754795</text:p>
              </table:table-cell>
              <table:table-cell office:value-type="float" office:value="0.0150788">
                <text:p>0.01507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00647539">
                <text:p>0.0000647539</text:p>
              </table:table-cell>
              <table:table-cell office:value-type="float" office:value="0.00709278">
                <text:p>0.00709278</text:p>
              </table:table-cell>
              <table:table-cell office:value-type="float" office:value="0.0141255">
                <text:p>0.0141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0125035">
                <text:p>0.000125035</text:p>
              </table:table-cell>
              <table:table-cell office:value-type="float" office:value="0.00641316">
                <text:p>0.00641316</text:p>
              </table:table-cell>
              <table:table-cell office:value-type="float" office:value="0.0127032">
                <text:p>0.01270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0141">
                <text:p>0.000141</text:p>
              </table:table-cell>
              <table:table-cell office:value-type="float" office:value="0.00547043">
                <text:p>0.00547043</text:p>
              </table:table-cell>
              <table:table-cell office:value-type="float" office:value="0.0108661">
                <text:p>0.01086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0161972">
                <text:p>0.000161972</text:p>
              </table:table-cell>
              <table:table-cell office:value-type="float" office:value="0.00439754">
                <text:p>0.00439754</text:p>
              </table:table-cell>
              <table:table-cell office:value-type="float" office:value="0.00877945">
                <text:p>0.008779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01874">
                <text:p>0.0001874</text:p>
              </table:table-cell>
              <table:table-cell office:value-type="float" office:value="0.00330931">
                <text:p>0.00330931</text:p>
              </table:table-cell>
              <table:table-cell office:value-type="float" office:value="0.00666963">
                <text:p>0.006669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0216449">
                <text:p>0.000216449</text:p>
              </table:table-cell>
              <table:table-cell office:value-type="float" office:value="0.002315">
                <text:p>0.002315</text:p>
              </table:table-cell>
              <table:table-cell office:value-type="float" office:value="0.00475161">
                <text:p>0.004751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0248552">
                <text:p>0.000248552</text:p>
              </table:table-cell>
              <table:table-cell office:value-type="float" office:value="0.00148884">
                <text:p>0.00148884</text:p>
              </table:table-cell>
              <table:table-cell office:value-type="float" office:value="0.00317102">
                <text:p>0.00317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0283775">
                <text:p>0.000283775</text:p>
              </table:table-cell>
              <table:table-cell office:value-type="float" office:value="0.000859092">
                <text:p>0.000859092</text:p>
              </table:table-cell>
              <table:table-cell office:value-type="float" office:value="0.0019822">
                <text:p>0.00198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0233297">
                <text:p>0.000233297</text:p>
              </table:table-cell>
              <table:table-cell office:value-type="float" office:value="0.000503425">
                <text:p>0.000503425</text:p>
              </table:table-cell>
              <table:table-cell office:value-type="float" office:value="0.00116135">
                <text:p>0.00116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0196451">
                <text:p>0.000196451</text:p>
              </table:table-cell>
              <table:table-cell office:value-type="float" office:value="0.000280074">
                <text:p>0.000280074</text:p>
              </table:table-cell>
              <table:table-cell office:value-type="float" office:value="0.00063844">
                <text:p>0.000638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0176489">
                <text:p>0.000176489</text:p>
              </table:table-cell>
              <table:table-cell office:value-type="float" office:value="0.000145776">
                <text:p>0.000145776</text:p>
              </table:table-cell>
              <table:table-cell office:value-type="float" office:value="0.000329777">
                <text:p>0.000329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0165913">
                <text:p>0.000165913</text:p>
              </table:table-cell>
              <table:table-cell office:value-type="float" office:value="0.0000713356">
                <text:p>0.0000713356</text:p>
              </table:table-cell>
              <table:table-cell office:value-type="float" office:value="0.000160314">
                <text:p>0.0001603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0160622">
                <text:p>0.000160622</text:p>
              </table:table-cell>
              <table:table-cell office:value-type="float" office:value="0.0000329032">
                <text:p>0.0000329032</text:p>
              </table:table-cell>
              <table:table-cell office:value-type="float" office:value="0.0000734912">
                <text:p>0.0000734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0158154">
                <text:p>0.000158154</text:p>
              </table:table-cell>
              <table:table-cell office:value-type="float" office:value="0.0000143452">
                <text:p>0.0000143452</text:p>
              </table:table-cell>
              <table:table-cell office:value-type="float" office:value="0.0000318566">
                <text:p>0.00003185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0157065">
                <text:p>0.000157065</text:p>
              </table:table-cell>
              <table:table-cell office:value-type="float" office:value="0.00000594267">
                <text:p>0.00000594267</text:p>
              </table:table-cell>
              <table:table-cell office:value-type="float" office:value="0.000013121">
                <text:p>0.000013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0156623">
                <text:p>0.000156623</text:p>
              </table:table-cell>
              <table:table-cell office:value-type="float" office:value="0.00000236663">
                <text:p>0.00000236663</text:p>
              </table:table-cell>
              <table:table-cell office:value-type="float" office:value="0.00000519063">
                <text:p>0.000005190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00156452">
                <text:p>0.000156452</text:p>
              </table:table-cell>
              <table:table-cell office:value-type="float" office:value="0.000000932869">
                <text:p>0.000000932869</text:p>
              </table:table-cell>
              <table:table-cell office:value-type="float" office:value="0.00000202648">
                <text:p>0.000002026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00156387">
                <text:p>0.000156387</text:p>
              </table:table-cell>
              <table:table-cell office:value-type="float" office:value="0.000000390245">
                <text:p>0.000000390245</text:p>
              </table:table-cell>
              <table:table-cell office:value-type="float" office:value="0.000000834191">
                <text:p>0.0000008341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0156371">
                <text:p>0.000156371</text:p>
              </table:table-cell>
              <table:table-cell office:value-type="float" office:value="0.000000196045">
                <text:p>0.000000196045</text:p>
              </table:table-cell>
              <table:table-cell office:value-type="float" office:value="0.000000409162">
                <text:p>0.0000004091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00156359">
                <text:p>0.000156359</text:p>
              </table:table-cell>
              <table:table-cell office:value-type="float" office:value="0.000000130214">
                <text:p>0.000000130214</text:p>
              </table:table-cell>
              <table:table-cell office:value-type="float" office:value="0.000000265597">
                <text:p>0.0000002655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0156355">
                <text:p>0.000156355</text:p>
              </table:table-cell>
              <table:table-cell office:value-type="float" office:value="0.000000109045">
                <text:p>0.000000109045</text:p>
              </table:table-cell>
              <table:table-cell office:value-type="float" office:value="0.000000219583">
                <text:p>0.0000002195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0258">
                <text:p>0.00000010258</text:p>
              </table:table-cell>
              <table:table-cell office:value-type="float" office:value="0.00000020557">
                <text:p>0.000000205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00701">
                <text:p>0.000000100701</text:p>
              </table:table-cell>
              <table:table-cell office:value-type="float" office:value="0.000000201511">
                <text:p>0.0000002015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00182">
                <text:p>0.000000100182</text:p>
              </table:table-cell>
              <table:table-cell office:value-type="float" office:value="0.000000200391">
                <text:p>0.0000002003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00045">
                <text:p>0.000000100045</text:p>
              </table:table-cell>
              <table:table-cell office:value-type="float" office:value="0.000000200097">
                <text:p>0.0000002000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00011">
                <text:p>0.000000100011</text:p>
              </table:table-cell>
              <table:table-cell office:value-type="float" office:value="0.000000200023">
                <text:p>0.0000002000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00002">
                <text:p>0.000000100002</text:p>
              </table:table-cell>
              <table:table-cell office:value-type="float" office:value="0.000000200005">
                <text:p>0.0000002000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00001">
                <text:p>0.000000100001</text:p>
              </table:table-cell>
              <table:table-cell office:value-type="float" office:value="0.000000200001">
                <text:p>0.0000002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00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2cm" svg:height="11.879cm" xlink:href=".." xlink:type="simple" chart:class="chart:scatter" chart:style-name="ch1">
        <chart:legend chart:legend-position="end" svg:x="17.527cm" svg:y="5.391cm" style:legend-expansion="high" chart:style-name="ch2"/>
        <chart:plot-area chart:style-name="ch3" table:cell-range-address="Sheet1.A3:Sheet1.A103 Sheet1.D2:Sheet1.E103" chart:data-source-has-labels="row" svg:x="0.854cm" svg:y="1.083cm" svg:width="15.865cm" svg:height="10.139cm">
          <chartooo:coordinate-region svg:x="2.322cm" svg:y="1.282cm" svg:width="14.117cm" svg:height="9.2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3:Sheet1.D103" chart:label-cell-address="Sheet1.D2:Sheet1.D2" chart:class="chart:scatter">
            <chart:domain table:cell-range-address="Sheet1.A3:Sheet1.A103"/>
            <chart:data-point chart:repeated="101"/>
          </chart:series>
          <chart:series chart:style-name="ch8" chart:values-cell-range-address="Sheet1.E3:Sheet1.E103" chart:label-cell-address="Sheet1.E2:Sheet1.E2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lcite</text:p>
                <draw:g>
                  <svg:desc>Sheet1.D2:Sheet1.D2</svg:desc>
                </draw:g>
              </table:table-cell>
              <table:table-cell office:value-type="string">
                <text:p>Dolomite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103</svg:desc>
                </draw:g>
              </table:table-cell>
              <table:table-cell office:value-type="float" office:value="0">
                <text:p>0</text:p>
                <draw:g>
                  <svg:desc>Sheet1.D3:Sheet1.D103</svg:desc>
                </draw:g>
              </table:table-cell>
              <table:table-cell office:value-type="float" office:value="0">
                <text:p>0</text:p>
                <draw:g>
                  <svg:desc>Sheet1.E3:Sheet1.E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000243624">
                <text:p>0.00002436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000499333">
                <text:p>0.0000499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00496263">
                <text:p>0.0000496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000492847">
                <text:p>0.00004928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000488503">
                <text:p>0.00004885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000483236">
                <text:p>0.00004832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0000473785">
                <text:p>0.00004737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00933439">
                <text:p>0.0000933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00933913">
                <text:p>0.0000933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00935056">
                <text:p>0.0000935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00935799">
                <text:p>0.0000935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0093629">
                <text:p>0.000093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00936402">
                <text:p>0.0000936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00936477">
                <text:p>0.0000936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0093645">
                <text:p>0.000093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000936448">
                <text:p>0.0000936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0093623">
                <text:p>0.000093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000936589">
                <text:p>0.0000936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00936478">
                <text:p>0.0000936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00936462">
                <text:p>0.0000936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00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2cm" svg:height="11.879cm" xlink:href=".." xlink:type="simple" chart:class="chart:scatter" chart:style-name="ch1">
        <chart:legend chart:legend-position="end" svg:x="17.527cm" svg:y="5.391cm" style:legend-expansion="high" chart:style-name="ch2"/>
        <chart:plot-area chart:style-name="ch3" table:cell-range-address="Sheet1.A3:Sheet1.A103 Sheet1.D2:Sheet1.E2 Sheet2.D3:Sheet2.E103" chart:data-source-has-labels="row" svg:x="0.854cm" svg:y="1.083cm" svg:width="15.865cm" svg:height="10.139cm">
          <chartooo:coordinate-region svg:x="2.322cm" svg:y="1.282cm" svg:width="14.117cm" svg:height="9.2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D3:Sheet2.D103" chart:label-cell-address="Sheet1.D2:Sheet1.D2" chart:class="chart:scatter">
            <chart:domain table:cell-range-address="Sheet1.A3:Sheet1.A103"/>
            <chart:data-point chart:repeated="101"/>
          </chart:series>
          <chart:series chart:style-name="ch8" chart:values-cell-range-address="Sheet2.E3:Sheet2.E103" chart:label-cell-address="Sheet1.E2:Sheet1.E2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lcite</text:p>
                <draw:g>
                  <svg:desc>Sheet1.D2:Sheet1.D2</svg:desc>
                </draw:g>
              </table:table-cell>
              <table:table-cell office:value-type="string">
                <text:p>Dolomite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103</svg:desc>
                </draw:g>
              </table:table-cell>
              <table:table-cell office:value-type="float" office:value="0">
                <text:p>0</text:p>
                <draw:g>
                  <svg:desc>Sheet2.D3:Sheet2.D103</svg:desc>
                </draw:g>
              </table:table-cell>
              <table:table-cell office:value-type="float" office:value="0">
                <text:p>0</text:p>
                <draw:g>
                  <svg:desc>Sheet2.E3:Sheet2.E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00489729">
                <text:p>0.00004897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0000498218">
                <text:p>0.00004982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0000498388">
                <text:p>0.00004983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.0000498183">
                <text:p>0.00004981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0000497627">
                <text:p>0.00004976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0000497565">
                <text:p>0.00004975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000049675">
                <text:p>0.0000496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00004963">
                <text:p>0.000049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0000495195">
                <text:p>0.00004951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0000494492">
                <text:p>0.00004944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000493014">
                <text:p>0.00004930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0000491814">
                <text:p>0.00004918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000049016">
                <text:p>0.000049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0000488726">
                <text:p>0.00004887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0000486904">
                <text:p>0.0000486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000048538">
                <text:p>0.0000485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0000483363">
                <text:p>0.00004833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0000481019">
                <text:p>0.00004810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000047834">
                <text:p>0.0000478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000936082">
                <text:p>0.0000936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00094052">
                <text:p>0.000094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000938789">
                <text:p>0.0000938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000937487">
                <text:p>0.0000937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000936682">
                <text:p>0.0000936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000936241">
                <text:p>0.0000936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000936222">
                <text:p>0.0000936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000936249">
                <text:p>0.0000936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000936263">
                <text:p>0.0000936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000936304">
                <text:p>0.0000936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000936354">
                <text:p>0.0000936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000936428">
                <text:p>0.0000936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000936406">
                <text:p>0.0000936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000936315">
                <text:p>0.0000936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000936512">
                <text:p>0.0000936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000936512">
                <text:p>0.0000936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000936468">
                <text:p>0.0000936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000936426">
                <text:p>0.0000936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000936463">
                <text:p>0.0000936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000936455">
                <text:p>0.0000936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000936333">
                <text:p>0.0000936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000936533">
                <text:p>0.0000936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00093648">
                <text:p>0.000093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000936198">
                <text:p>0.0000936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000936616">
                <text:p>0.0000936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000936489">
                <text:p>0.0000936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000936309">
                <text:p>0.0000936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000936554">
                <text:p>0.0000936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000936502">
                <text:p>0.0000936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000936473">
                <text:p>0.0000936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000936398">
                <text:p>0.0000936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000936372">
                <text:p>0.0000936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000936526">
                <text:p>0.0000936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000936466">
                <text:p>0.0000936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0000936461">
                <text:p>0.000093646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one"/>
      <style:graphic-properties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2cm" svg:height="13.431cm" xlink:href=".." xlink:type="simple" chart:class="chart:scatter" chart:style-name="ch1">
        <chart:legend chart:legend-position="end" svg:x="18.4cm" svg:y="5.918cm" style:legend-expansion="high" chart:style-name="ch2"/>
        <chart:plot-area chart:style-name="ch3" table:cell-range-address="Sheet1.A3:Sheet1.A103 Sheet1.F2:Sheet1.H2 Sheet2.F3:Sheet2.H103" chart:data-source-has-labels="row" svg:x="0.854cm" svg:y="1.207cm" svg:width="16.738cm" svg:height="11.536cm">
          <chartooo:coordinate-region svg:x="1.952cm" svg:y="1.406cm" svg:width="15.36cm" svg:height="10.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F3:Sheet2.F103" chart:label-cell-address="Sheet1.F2:Sheet1.F2" chart:class="chart:scatter">
            <chart:domain table:cell-range-address="Sheet1.A3:Sheet1.A103"/>
            <chart:data-point chart:repeated="101"/>
          </chart:series>
          <chart:series chart:style-name="ch8" chart:values-cell-range-address="Sheet2.G3:Sheet2.G103" chart:label-cell-address="Sheet1.G2:Sheet1.G2" chart:class="chart:scatter">
            <chart:data-point chart:repeated="101"/>
          </chart:series>
          <chart:series chart:style-name="ch9" chart:values-cell-range-address="Sheet2.H3:Sheet2.H103" chart:label-cell-address="Sheet1.H2:Sheet1.H2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</text:p>
                <draw:g>
                  <svg:desc>Sheet1.F2:Sheet1.F2</svg:desc>
                </draw:g>
              </table:table-cell>
              <table:table-cell office:value-type="string">
                <text:p>Mg</text:p>
                <draw:g>
                  <svg:desc>Sheet1.G2:Sheet1.G2</svg:desc>
                </draw:g>
              </table:table-cell>
              <table:table-cell office:value-type="string">
                <text:p>Cl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103</svg:desc>
                </draw:g>
              </table:table-cell>
              <table:table-cell office:value-type="float" office:value="0.0000001">
                <text:p>0.0000001</text:p>
                <draw:g>
                  <svg:desc>Sheet2.F3:Sheet2.F103</svg:desc>
                </draw:g>
              </table:table-cell>
              <table:table-cell office:value-type="float" office:value="0.008">
                <text:p>0.008</text:p>
                <draw:g>
                  <svg:desc>Sheet2.G3:Sheet2.G103</svg:desc>
                </draw:g>
              </table:table-cell>
              <table:table-cell office:value-type="float" office:value="0.016">
                <text:p>0.016</text:p>
                <draw:g>
                  <svg:desc>Sheet2.H3:Sheet2.H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8">
                <text:p>0.00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8">
                <text:p>0.00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8">
                <text:p>0.00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8">
                <text:p>0.00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8">
                <text:p>0.00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8">
                <text:p>0.00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8">
                <text:p>0.00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8">
                <text:p>0.00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8">
                <text:p>0.00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8">
                <text:p>0.00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8">
                <text:p>0.00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0000100001">
                <text:p>0.000000100001</text:p>
              </table:table-cell>
              <table:table-cell office:value-type="float" office:value="0.008">
                <text:p>0.00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0000100006">
                <text:p>0.000000100006</text:p>
              </table:table-cell>
              <table:table-cell office:value-type="float" office:value="0.008">
                <text:p>0.00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0000100021">
                <text:p>0.000000100021</text:p>
              </table:table-cell>
              <table:table-cell office:value-type="float" office:value="0.008">
                <text:p>0.00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0000100073">
                <text:p>0.000000100073</text:p>
              </table:table-cell>
              <table:table-cell office:value-type="float" office:value="0.008">
                <text:p>0.00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0000100243">
                <text:p>0.000000100243</text:p>
              </table:table-cell>
              <table:table-cell office:value-type="float" office:value="0.008">
                <text:p>0.00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0000100762">
                <text:p>0.000000100762</text:p>
              </table:table-cell>
              <table:table-cell office:value-type="float" office:value="0.00799999">
                <text:p>0.00799999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000010228">
                <text:p>0.00000010228</text:p>
              </table:table-cell>
              <table:table-cell office:value-type="float" office:value="0.00799996">
                <text:p>0.00799996</text:p>
              </table:table-cell>
              <table:table-cell office:value-type="float" office:value="0.0159999">
                <text:p>0.015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0000106548">
                <text:p>0.000000106548</text:p>
              </table:table-cell>
              <table:table-cell office:value-type="float" office:value="0.00799991">
                <text:p>0.00799991</text:p>
              </table:table-cell>
              <table:table-cell office:value-type="float" office:value="0.0159998">
                <text:p>0.0159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000011816">
                <text:p>0.00000011816</text:p>
              </table:table-cell>
              <table:table-cell office:value-type="float" office:value="0.00799978">
                <text:p>0.00799978</text:p>
              </table:table-cell>
              <table:table-cell office:value-type="float" office:value="0.0159995">
                <text:p>0.01599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0000148932">
                <text:p>0.000000148932</text:p>
              </table:table-cell>
              <table:table-cell office:value-type="float" office:value="0.0079995">
                <text:p>0.0079995</text:p>
              </table:table-cell>
              <table:table-cell office:value-type="float" office:value="0.0159989">
                <text:p>0.01599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0000228897">
                <text:p>0.000000228897</text:p>
              </table:table-cell>
              <table:table-cell office:value-type="float" office:value="0.00799892">
                <text:p>0.00799892</text:p>
              </table:table-cell>
              <table:table-cell office:value-type="float" office:value="0.0159977">
                <text:p>0.01599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00000433877">
                <text:p>0.000000433877</text:p>
              </table:table-cell>
              <table:table-cell office:value-type="float" office:value="0.00799779">
                <text:p>0.00799779</text:p>
              </table:table-cell>
              <table:table-cell office:value-type="float" office:value="0.0159951">
                <text:p>0.01599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00000954875">
                <text:p>0.000000954875</text:p>
              </table:table-cell>
              <table:table-cell office:value-type="float" office:value="0.00799574">
                <text:p>0.00799574</text:p>
              </table:table-cell>
              <table:table-cell office:value-type="float" office:value="0.0159901">
                <text:p>0.01599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000227317">
                <text:p>0.00000227317</text:p>
              </table:table-cell>
              <table:table-cell office:value-type="float" office:value="0.00799233">
                <text:p>0.00799233</text:p>
              </table:table-cell>
              <table:table-cell office:value-type="float" office:value="0.0159811">
                <text:p>0.01598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0000560401">
                <text:p>0.00000560401</text:p>
              </table:table-cell>
              <table:table-cell office:value-type="float" office:value="0.00798735">
                <text:p>0.00798735</text:p>
              </table:table-cell>
              <table:table-cell office:value-type="float" office:value="0.0159651">
                <text:p>0.01596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00140243">
                <text:p>0.0000140243</text:p>
              </table:table-cell>
              <table:table-cell office:value-type="float" office:value="0.00798172">
                <text:p>0.00798172</text:p>
              </table:table-cell>
              <table:table-cell office:value-type="float" office:value="0.0159381">
                <text:p>0.01593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00353381">
                <text:p>0.0000353381</text:p>
              </table:table-cell>
              <table:table-cell office:value-type="float" office:value="0.00798023">
                <text:p>0.00798023</text:p>
              </table:table-cell>
              <table:table-cell office:value-type="float" office:value="0.0158943">
                <text:p>0.01589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00893641">
                <text:p>0.0000893641</text:p>
              </table:table-cell>
              <table:table-cell office:value-type="float" office:value="0.00799866">
                <text:p>0.00799866</text:p>
              </table:table-cell>
              <table:table-cell office:value-type="float" office:value="0.015826">
                <text:p>0.0158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00103467">
                <text:p>0.000103467</text:p>
              </table:table-cell>
              <table:table-cell office:value-type="float" office:value="0.00795925">
                <text:p>0.00795925</text:p>
              </table:table-cell>
              <table:table-cell office:value-type="float" office:value="0.0157234">
                <text:p>0.01572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00104701">
                <text:p>0.000104701</text:p>
              </table:table-cell>
              <table:table-cell office:value-type="float" office:value="0.00788289">
                <text:p>0.00788289</text:p>
              </table:table-cell>
              <table:table-cell office:value-type="float" office:value="0.0155749">
                <text:p>0.01557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00106493">
                <text:p>0.000106493</text:p>
              </table:table-cell>
              <table:table-cell office:value-type="float" office:value="0.00777608">
                <text:p>0.00777608</text:p>
              </table:table-cell>
              <table:table-cell office:value-type="float" office:value="0.0153673">
                <text:p>0.01536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00109026">
                <text:p>0.000109026</text:p>
              </table:table-cell>
              <table:table-cell office:value-type="float" office:value="0.00763167">
                <text:p>0.00763167</text:p>
              </table:table-cell>
              <table:table-cell office:value-type="float" office:value="0.0150869">
                <text:p>0.01508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00112514">
                <text:p>0.000112514</text:p>
              </table:table-cell>
              <table:table-cell office:value-type="float" office:value="0.00744285">
                <text:p>0.00744285</text:p>
              </table:table-cell>
              <table:table-cell office:value-type="float" office:value="0.0147205">
                <text:p>0.01472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00117188">
                <text:p>0.000117188</text:p>
              </table:table-cell>
              <table:table-cell office:value-type="float" office:value="0.00720378">
                <text:p>0.00720378</text:p>
              </table:table-cell>
              <table:table-cell office:value-type="float" office:value="0.0142572">
                <text:p>0.01425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00123324">
                <text:p>0.000123324</text:p>
              </table:table-cell>
              <table:table-cell office:value-type="float" office:value="0.00691048">
                <text:p>0.00691048</text:p>
              </table:table-cell>
              <table:table-cell office:value-type="float" office:value="0.0136895">
                <text:p>0.01368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00131186">
                <text:p>0.000131186</text:p>
              </table:table-cell>
              <table:table-cell office:value-type="float" office:value="0.00656148">
                <text:p>0.00656148</text:p>
              </table:table-cell>
              <table:table-cell office:value-type="float" office:value="0.0130149">
                <text:p>0.0130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00141042">
                <text:p>0.000141042</text:p>
              </table:table-cell>
              <table:table-cell office:value-type="float" office:value="0.00615834">
                <text:p>0.00615834</text:p>
              </table:table-cell>
              <table:table-cell office:value-type="float" office:value="0.0122369">
                <text:p>0.01223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00153158">
                <text:p>0.000153158</text:p>
              </table:table-cell>
              <table:table-cell office:value-type="float" office:value="0.00570598">
                <text:p>0.00570598</text:p>
              </table:table-cell>
              <table:table-cell office:value-type="float" office:value="0.0113657">
                <text:p>0.01136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00167761">
                <text:p>0.000167761</text:p>
              </table:table-cell>
              <table:table-cell office:value-type="float" office:value="0.00521248">
                <text:p>0.00521248</text:p>
              </table:table-cell>
              <table:table-cell office:value-type="float" office:value="0.0104175">
                <text:p>0.01041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00185044">
                <text:p>0.000185044</text:p>
              </table:table-cell>
              <table:table-cell office:value-type="float" office:value="0.00468862">
                <text:p>0.00468862</text:p>
              </table:table-cell>
              <table:table-cell office:value-type="float" office:value="0.00941407">
                <text:p>0.009414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0020515">
                <text:p>0.00020515</text:p>
              </table:table-cell>
              <table:table-cell office:value-type="float" office:value="0.00414711">
                <text:p>0.00414711</text:p>
              </table:table-cell>
              <table:table-cell office:value-type="float" office:value="0.00838069">
                <text:p>0.008380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00228193">
                <text:p>0.000228193</text:p>
              </table:table-cell>
              <table:table-cell office:value-type="float" office:value="0.0036016">
                <text:p>0.0036016</text:p>
              </table:table-cell>
              <table:table-cell office:value-type="float" office:value="0.00734457">
                <text:p>0.007344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00254238">
                <text:p>0.000254238</text:p>
              </table:table-cell>
              <table:table-cell office:value-type="float" office:value="0.00306556">
                <text:p>0.00306556</text:p>
              </table:table-cell>
              <table:table-cell office:value-type="float" office:value="0.00633255">
                <text:p>0.006332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00283327">
                <text:p>0.000283327</text:p>
              </table:table-cell>
              <table:table-cell office:value-type="float" office:value="0.00255128">
                <text:p>0.00255128</text:p>
              </table:table-cell>
              <table:table-cell office:value-type="float" office:value="0.00536909">
                <text:p>0.005369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00315518">
                <text:p>0.000315518</text:p>
              </table:table-cell>
              <table:table-cell office:value-type="float" office:value="0.00206906">
                <text:p>0.00206906</text:p>
              </table:table-cell>
              <table:table-cell office:value-type="float" office:value="0.00447462">
                <text:p>0.004474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00350981">
                <text:p>0.000350981</text:p>
              </table:table-cell>
              <table:table-cell office:value-type="float" office:value="0.0016265">
                <text:p>0.0016265</text:p>
              </table:table-cell>
              <table:table-cell office:value-type="float" office:value="0.00366441">
                <text:p>0.003664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00389592">
                <text:p>0.000389592</text:p>
              </table:table-cell>
              <table:table-cell office:value-type="float" office:value="0.00122876">
                <text:p>0.00122876</text:p>
              </table:table-cell>
              <table:table-cell office:value-type="float" office:value="0.00294805">
                <text:p>0.002948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00362797">
                <text:p>0.000362797</text:p>
              </table:table-cell>
              <table:table-cell office:value-type="float" office:value="0.000948736">
                <text:p>0.000948736</text:p>
              </table:table-cell>
              <table:table-cell office:value-type="float" office:value="0.00232953">
                <text:p>0.002329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00315186">
                <text:p>0.000315186</text:p>
              </table:table-cell>
              <table:table-cell office:value-type="float" office:value="0.000737108">
                <text:p>0.000737108</text:p>
              </table:table-cell>
              <table:table-cell office:value-type="float" office:value="0.00180778">
                <text:p>0.001807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00274672">
                <text:p>0.000274672</text:p>
              </table:table-cell>
              <table:table-cell office:value-type="float" office:value="0.000564443">
                <text:p>0.000564443</text:p>
              </table:table-cell>
              <table:table-cell office:value-type="float" office:value="0.00137763">
                <text:p>0.001377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00243114">
                <text:p>0.000243114</text:p>
              </table:table-cell>
              <table:table-cell office:value-type="float" office:value="0.000424293">
                <text:p>0.000424293</text:p>
              </table:table-cell>
              <table:table-cell office:value-type="float" office:value="0.00103089">
                <text:p>0.001030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00218971">
                <text:p>0.000218971</text:p>
              </table:table-cell>
              <table:table-cell office:value-type="float" office:value="0.000313114">
                <text:p>0.000313114</text:p>
              </table:table-cell>
              <table:table-cell office:value-type="float" office:value="0.000757495">
                <text:p>0.0007574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00200813">
                <text:p>0.000200813</text:p>
              </table:table-cell>
              <table:table-cell office:value-type="float" office:value="0.00022687">
                <text:p>0.00022687</text:p>
              </table:table-cell>
              <table:table-cell office:value-type="float" office:value="0.000546574">
                <text:p>0.0005465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00187405">
                <text:p>0.000187405</text:p>
              </table:table-cell>
              <table:table-cell office:value-type="float" office:value="0.000161405">
                <text:p>0.000161405</text:p>
              </table:table-cell>
              <table:table-cell office:value-type="float" office:value="0.000387299">
                <text:p>0.0003872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00177684">
                <text:p>0.000177684</text:p>
              </table:table-cell>
              <table:table-cell office:value-type="float" office:value="0.000112762">
                <text:p>0.000112762</text:p>
              </table:table-cell>
              <table:table-cell office:value-type="float" office:value="0.000269531">
                <text:p>0.0002695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00170753">
                <text:p>0.000170753</text:p>
              </table:table-cell>
              <table:table-cell office:value-type="float" office:value="0.0000773708">
                <text:p>0.0000773708</text:p>
              </table:table-cell>
              <table:table-cell office:value-type="float" office:value="0.000184243">
                <text:p>0.0001842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00165908">
                <text:p>0.000165908</text:p>
              </table:table-cell>
              <table:table-cell office:value-type="float" office:value="0.0000521475">
                <text:p>0.0000521475</text:p>
              </table:table-cell>
              <table:table-cell office:value-type="float" office:value="0.000123727">
                <text:p>0.0001237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0016258">
                <text:p>0.00016258</text:p>
              </table:table-cell>
              <table:table-cell office:value-type="float" office:value="0.0000345335">
                <text:p>0.0000345335</text:p>
              </table:table-cell>
              <table:table-cell office:value-type="float" office:value="0.0000816442">
                <text:p>0.00008164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00160339">
                <text:p>0.000160339</text:p>
              </table:table-cell>
              <table:table-cell office:value-type="float" office:value="0.0000224775">
                <text:p>0.0000224775</text:p>
              </table:table-cell>
              <table:table-cell office:value-type="float" office:value="0.0000529548">
                <text:p>0.00005295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00158862">
                <text:p>0.000158862</text:p>
              </table:table-cell>
              <table:table-cell office:value-type="float" office:value="0.0000143872">
                <text:p>0.0000143872</text:p>
              </table:table-cell>
              <table:table-cell office:value-type="float" office:value="0.0000337754">
                <text:p>0.00003377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00157903">
                <text:p>0.000157903</text:p>
              </table:table-cell>
              <table:table-cell office:value-type="float" office:value="0.00000906284">
                <text:p>0.00000906284</text:p>
              </table:table-cell>
              <table:table-cell office:value-type="float" office:value="0.0000211988">
                <text:p>0.00002119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00157297">
                <text:p>0.000157297</text:p>
              </table:table-cell>
              <table:table-cell office:value-type="float" office:value="0.00000562542">
                <text:p>0.00000562542</text:p>
              </table:table-cell>
              <table:table-cell office:value-type="float" office:value="0.0000131073">
                <text:p>0.00001310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00156917">
                <text:p>0.000156917</text:p>
              </table:table-cell>
              <table:table-cell office:value-type="float" office:value="0.00000344787">
                <text:p>0.00000344787</text:p>
              </table:table-cell>
              <table:table-cell office:value-type="float" office:value="0.00000799846">
                <text:p>0.000007998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00156687">
                <text:p>0.000156687</text:p>
              </table:table-cell>
              <table:table-cell office:value-type="float" office:value="0.00000209396">
                <text:p>0.00000209396</text:p>
              </table:table-cell>
              <table:table-cell office:value-type="float" office:value="0.00000483202">
                <text:p>0.000004832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00156552">
                <text:p>0.000156552</text:p>
              </table:table-cell>
              <table:table-cell office:value-type="float" office:value="0.00000126754">
                <text:p>0.00000126754</text:p>
              </table:table-cell>
              <table:table-cell office:value-type="float" office:value="0.0000029051">
                <text:p>0.00000290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00156465">
                <text:p>0.000156465</text:p>
              </table:table-cell>
              <table:table-cell office:value-type="float" office:value="0.000000772205">
                <text:p>0.000000772205</text:p>
              </table:table-cell>
              <table:table-cell office:value-type="float" office:value="0.00000175348">
                <text:p>0.000001753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00156419">
                <text:p>0.000156419</text:p>
              </table:table-cell>
              <table:table-cell office:value-type="float" office:value="0.000000480596">
                <text:p>0.000000480596</text:p>
              </table:table-cell>
              <table:table-cell office:value-type="float" office:value="0.00000107741">
                <text:p>0.000001077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0015639">
                <text:p>0.00015639</text:p>
              </table:table-cell>
              <table:table-cell office:value-type="float" office:value="0.000000311946">
                <text:p>0.000000311946</text:p>
              </table:table-cell>
              <table:table-cell office:value-type="float" office:value="0.000000687453">
                <text:p>0.0000006874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00156375">
                <text:p>0.000156375</text:p>
              </table:table-cell>
              <table:table-cell office:value-type="float" office:value="0.000000216104">
                <text:p>0.000000216104</text:p>
              </table:table-cell>
              <table:table-cell office:value-type="float" office:value="0.000000466415">
                <text:p>0.0000004664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00156365">
                <text:p>0.000156365</text:p>
              </table:table-cell>
              <table:table-cell office:value-type="float" office:value="0.000000162573">
                <text:p>0.000000162573</text:p>
              </table:table-cell>
              <table:table-cell office:value-type="float" office:value="0.000000343265">
                <text:p>0.0000003432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0015636">
                <text:p>0.00015636</text:p>
              </table:table-cell>
              <table:table-cell office:value-type="float" office:value="0.000000133183">
                <text:p>0.000000133183</text:p>
              </table:table-cell>
              <table:table-cell office:value-type="float" office:value="0.000000275812">
                <text:p>0.0000002758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00156361">
                <text:p>0.000156361</text:p>
              </table:table-cell>
              <table:table-cell office:value-type="float" office:value="0.000000117318">
                <text:p>0.000000117318</text:p>
              </table:table-cell>
              <table:table-cell office:value-type="float" office:value="0.000000239483">
                <text:p>0.0000002394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00156358">
                <text:p>0.000156358</text:p>
              </table:table-cell>
              <table:table-cell office:value-type="float" office:value="0.000000108896">
                <text:p>0.000000108896</text:p>
              </table:table-cell>
              <table:table-cell office:value-type="float" office:value="0.00000022024">
                <text:p>0.000000220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04498">
                <text:p>0.000000104498</text:p>
              </table:table-cell>
              <table:table-cell office:value-type="float" office:value="0.000000210215">
                <text:p>0.0000002102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00156356">
                <text:p>0.000156356</text:p>
              </table:table-cell>
              <table:table-cell office:value-type="float" office:value="0.000000102239">
                <text:p>0.000000102239</text:p>
              </table:table-cell>
              <table:table-cell office:value-type="float" office:value="0.000000205075">
                <text:p>0.0000002050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00156355">
                <text:p>0.000156355</text:p>
              </table:table-cell>
              <table:table-cell office:value-type="float" office:value="0.000000101098">
                <text:p>0.000000101098</text:p>
              </table:table-cell>
              <table:table-cell office:value-type="float" office:value="0.000000202483">
                <text:p>0.0000002024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00156355">
                <text:p>0.000156355</text:p>
              </table:table-cell>
              <table:table-cell office:value-type="float" office:value="0.00000010053">
                <text:p>0.00000010053</text:p>
              </table:table-cell>
              <table:table-cell office:value-type="float" office:value="0.000000201197">
                <text:p>0.0000002011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00252">
                <text:p>0.000000100252</text:p>
              </table:table-cell>
              <table:table-cell office:value-type="float" office:value="0.000000200568">
                <text:p>0.0000002005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00156355">
                <text:p>0.000156355</text:p>
              </table:table-cell>
              <table:table-cell office:value-type="float" office:value="0.000000100118">
                <text:p>0.000000100118</text:p>
              </table:table-cell>
              <table:table-cell office:value-type="float" office:value="0.000000200266">
                <text:p>0.0000002002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0015636">
                <text:p>0.00015636</text:p>
              </table:table-cell>
              <table:table-cell office:value-type="float" office:value="0.000000100054">
                <text:p>0.000000100054</text:p>
              </table:table-cell>
              <table:table-cell office:value-type="float" office:value="0.000000200122">
                <text:p>0.0000002001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00156355">
                <text:p>0.000156355</text:p>
              </table:table-cell>
              <table:table-cell office:value-type="float" office:value="0.000000100025">
                <text:p>0.000000100025</text:p>
              </table:table-cell>
              <table:table-cell office:value-type="float" office:value="0.000000200056">
                <text:p>0.0000002000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00011">
                <text:p>0.000000100011</text:p>
              </table:table-cell>
              <table:table-cell office:value-type="float" office:value="0.000000200025">
                <text:p>0.0000002000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00005">
                <text:p>0.000000100005</text:p>
              </table:table-cell>
              <table:table-cell office:value-type="float" office:value="0.000000200011">
                <text:p>0.0000002000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00002">
                <text:p>0.000000100002</text:p>
              </table:table-cell>
              <table:table-cell office:value-type="float" office:value="0.000000200005">
                <text:p>0.0000002000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00001">
                <text:p>0.000000100001</text:p>
              </table:table-cell>
              <table:table-cell office:value-type="float" office:value="0.000000200002">
                <text:p>0.0000002000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00001">
                <text:p>0.0000002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000156354">
                <text:p>0.00015635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